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msFillGradient_20_1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4.496cm" fo:min-width="22.653cm" fo:padding-top="0.05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0cm" fo:min-width="0cm" fo:padding-top="0.05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2.196cm" fo:min-width="22.653cm" fo:padding-top="0.05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2.282cm" fo:min-width="22.653cm" fo:padding-top="0.05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2.184cm" fo:min-width="22.653cm" fo:padding-top="0.05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2.259cm" fo:min-width="22.653cm" fo:padding-top="0.05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53cm" svg:stroke-color="#ff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5.783cm" fo:min-width="22.653cm" fo:padding-top="0.05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solid" draw:fill-color="#351c75" draw:textarea-vertical-align="top" draw:auto-grow-height="false" draw:fit-to-size="false" style:shrink-to-fit="false" fo:min-height="5.901cm" fo:min-width="22.653cm" fo:padding-top="0.05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1.627cm" fo:min-width="23.055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2.299cm" fo:min-width="23.055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.239cm" fo:min-width="3.2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.239cm" fo:min-width="2.52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.204cm" fo:min-width="0.222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783cm" fo:min-width="3.919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.87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.82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.83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.86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.52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.87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.82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.83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.947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207cm" fo:min-width="0.174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1.208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0.63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37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.239cm" fo:min-width="2.031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783cm" fo:min-width="3.48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.239cm" fo:min-width="2.496cm" fo:padding-top="0.254cm" fo:padding-bottom="0.254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86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1.33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1.11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033cm" fo:min-width="0.008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712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71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8.25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1.81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88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4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7.649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2.311cm" fo:min-width="23.055cm" fo:padding-top="0.254cm" fo:padding-bottom="0.254cm" fo:padding-left="0.254cm" fo:padding-right="0.254cm" fo:wrap-option="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solid" svg:stroke-width="0.053cm" svg:stroke-color="#ff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106cm" svg:stroke-color="#ff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solid" svg:stroke-width="0.106cm" svg:stroke-color="#ff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2.883cm" fo:min-width="22.653cm" fo:padding-top="0.05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solid" svg:stroke-width="0.212cm" svg:stroke-color="#ff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595959" draw:stroke-linejoin="round" svg:stroke-linecap="butt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74cm" draw:shadow-offset-y="0.074cm" draw:shadow-color="#b45f06" draw:shadow-opacity="100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imple-light-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simple-light-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imple-light-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simple-light-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simple-light-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simple-light-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675cm" style:use-optimal-column-width="false"/>
    </style:style>
    <style:style style:name="co2" style:family="table-column">
      <style:table-column-properties style:column-width="1.987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3.371cm" style:use-optimal-column-width="false"/>
    </style:style>
    <style:style style:name="co5" style:family="table-column">
      <style:table-column-properties style:column-width="2.369cm" style:use-optimal-column-width="false"/>
    </style:style>
    <style:style style:name="ro1" style:family="table-row">
      <style:table-row-properties style:row-height="1.218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74pt solid #0b5394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0b5394" fo:border-right="0.37pt solid #0b5394" fo:border-top="0.74pt solid #0b5394" fo:border-bottom="0.37pt solid #0b5394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b5394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11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12" style:family="paragraph">
      <loext:graphic-properties draw:fill="solid" draw:fill-color="#351c75"/>
      <style:paragraph-properties fo:text-align="center" style:writing-mode="lr-tb" style:font-independent-line-spacing="true"/>
      <style:text-properties fo:font-size="24pt" fo:background-color="transparen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1pt" fo:background-color="transparent" style:font-size-asian="21pt" style:font-size-complex="21pt"/>
    </style:style>
    <style:style style:name="P17" style:family="paragraph">
      <loext:graphic-properties draw:fill="solid" draw:fill-color="#351c75"/>
      <style:paragraph-properties fo:text-align="center" style:writing-mode="lr-tb" style:font-independent-line-spacing="true"/>
      <style:text-properties fo:font-size="21pt" fo:background-color="transparent" style:font-size-asian="21pt" style:font-size-complex="21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 fo:background-color="transparent" style:font-size-asian="20pt" style:font-size-complex="20pt"/>
    </style:style>
    <style:style style:name="P19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background-color="transparent" style:font-size-asian="20pt" style:font-size-complex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solid" draw:fill-color="#351c75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loext:graphic-properties draw:fill="solid" draw:fill-color="#351c75"/>
      <style:paragraph-properties fo:text-align="center" style:writing-mode="lr-tb" style:font-independent-line-spacing="true"/>
      <style:text-properties fo:font-size="14pt"/>
    </style:style>
    <style:style style:name="P25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27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/>
    </style:style>
    <style:style style:name="P3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ffd966"/>
      <style:paragraph-properties fo:text-align="center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34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language="en" fo:country="GB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434343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24pt" fo:letter-spacing="normal" fo:language="en" fo:country="GB" fo:font-style="normal" style:text-underline-style="none" fo:font-weight="normal" fo:background-color="transparent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7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6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21pt" fo:letter-spacing="normal" fo:language="en" fo:country="GB" fo:font-style="normal" style:text-underline-style="none" fo:font-weight="normal" fo:background-color="transparent" style:font-name-asian="Courier New1" style:font-size-asian="21pt" style:font-style-asian="normal" style:font-weight-asian="normal" style:font-name-complex="Courier New1" style:font-size-complex="21pt" style:font-style-complex="normal" style:font-weight-complex="normal"/>
    </style:style>
    <style:style style:name="T10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20pt" fo:letter-spacing="normal" fo:language="en" fo:country="GB" fo:font-style="normal" style:text-underline-style="none" fo:font-weight="normal" fo:background-color="transparent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20pt" fo:letter-spacing="normal" fo:language="en" fo:country="GB" fo:font-style="normal" style:text-underline-style="none" fo:font-weight="bold" fo:background-color="transparent" style:font-name-asian="Courier New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cc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cc4125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351c75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3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4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20pt" fo:letter-spacing="normal" fo:language="en" fo:country="GB" fo:font-style="normal" style:text-underline-style="none" fo:font-weight="normal" fo:background-color="#351c75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5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fo:background-color="#351c75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6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#351c75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8" style:family="text">
      <style:text-properties fo:font-variant="normal" fo:text-transform="none" fo:color="#0b5394" loext:opacity="100%" style:text-line-through-style="none" style:text-line-through-type="none" style:text-position="0% 100%" style:font-name="Courier New1" fo:font-size="20pt" fo:letter-spacing="normal" fo:language="en" fo:country="GB" fo:font-style="normal" style:text-underline-style="none" fo:font-weight="normal" fo:background-color="#351c75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9" style:family="text">
      <style:text-properties fo:font-variant="normal" fo:text-transform="none" fo:color="#20124d" loext:opacity="100%" style:text-line-through-style="none" style:text-line-through-type="none" style:text-position="0% 100%" style:font-name="Courier New1" fo:font-size="24pt" fo:letter-spacing="normal" fo:language="en" fo:country="GB" fo:font-style="normal" style:text-underline-style="none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0" style:family="text">
      <style:text-properties fo:font-variant="normal" fo:text-transform="none" fo:color="#cc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2" style:family="text">
      <style:text-properties fo:font-variant="normal" fo:text-transform="none" fo:color="#f3f3f3" loext:opacity="100%" style:text-line-through-style="none" style:text-line-through-type="none" style:text-position="0% 100%" style:font-name="Courier New1" fo:font-size="21pt" fo:letter-spacing="normal" fo:language="en" fo:country="GB" fo:font-style="normal" style:text-underline-style="none" fo:font-weight="normal" style:font-name-asian="Courier New1" style:font-size-asian="21pt" style:font-style-asian="normal" style:font-weight-asian="normal" style:font-name-complex="Courier New1" style:font-size-complex="21pt" style:font-style-complex="normal" style:font-weight-complex="normal"/>
    </style:style>
    <style:style style:name="T33" style:family="text">
      <style:text-properties fo:font-variant="normal" fo:text-transform="none" fo:color="#20124d" loext:opacity="100%" style:text-line-through-style="none" style:text-line-through-type="none" style:text-position="0% 100%" style:font-name="Courier New1" fo:font-size="24pt" fo:letter-spacing="normal" fo:language="en" fo:country="GB" fo:font-style="normal" style:text-underline-style="none" fo:font-weight="normal" fo:background-color="#d9d9d9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4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5" style:family="text">
      <style:text-properties fo:font-variant="normal" fo:text-transform="none" fo:color="#f3f3f3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6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3pt" fo:letter-spacing="normal" fo:language="en" fo:country="GB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37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0" style:family="text">
      <style:text-properties fo:font-variant="normal" fo:text-transform="none" fo:color="#20124d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1" style:family="text">
      <style:text-properties fo:font-variant="normal" fo:text-transform="none" fo:color="#20124d" loext:opacity="100%" style:text-line-through-style="none" style:text-line-through-type="none" style:text-position="0% 100%" style:font-name="Courier New1" fo:font-size="28pt" fo:letter-spacing="normal" fo:language="en" fo:country="GB" fo:font-style="normal" style:text-underline-style="none" fo:font-weight="normal" style:font-name-asian="Courier New1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variant="normal" fo:text-transform="none" fo:color="#efefef" loext:opacity="100%" style:text-line-through-style="none" style:text-line-through-type="none" style:text-position="0% 100%" style:font-name="Courier New1" fo:font-size="15pt" fo:letter-spacing="normal" fo:language="en" fo:country="GB" fo:font-style="normal" style:text-underline-style="none" fo:font-weight="normal" fo:background-color="#351c75" style:font-name-asian="Courier New1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43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4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#cccccc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5" style:family="text">
      <style:text-properties fo:font-variant="normal" fo:text-transform="none" fo:color="#20124d" loext:opacity="100%" style:text-line-through-style="none" style:text-line-through-type="none" style:text-position="0% 100%" style:font-name="Courier New1" fo:font-size="24pt" fo:letter-spacing="normal" fo:language="en" fo:country="GB" fo:font-style="normal" style:text-underline-style="none" fo:font-weight="normal" fo:background-color="#cccccc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6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9pt" fo:letter-spacing="normal" fo:language="en" fo:country="GB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4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48cm" text:min-label-width="1.022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1" fo:color="#20124d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1" fo:color="#2012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01cm" text:min-label-width="0.969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44;p37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ore Queries</text:span></text:p>
          </draw:text-box>
        </draw:frame>
        <draw:frame draw:name="Google Shape;145;p37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sing Aggregation, Joins and More</text:span></text:p>
          </draw:text-box>
        </draw:frame>
        <presentation:notes draw:style-name="dp2">
          <draw:page-thumbnail draw:name="Google Shape;141;g3d9bac7d06_0_272:notes" draw:style-name="gr1" draw:layer="layout" svg:width="16.932cm" svg:height="9.524cm" svg:x="1.059cm" svg:y="1.905cm" draw:page-number="1" presentation:class="page"/>
          <draw:frame draw:name="Google Shape;142;g3d9bac7d06_0_27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3" draw:master-page-name="TITLE_5f_AND_5f_BODY" presentation:presentation-page-layout-name="AL2T1">
        <draw:frame draw:name="Google Shape;150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ctives</text:span></text:p>
          </draw:text-box>
        </draw:frame>
        <draw:frame draw:name="Google Shape;151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Learn how to aggregate data over multiple rows </text:span><text:span text:style-name="T4">and use aggregate values to restrict the results</text:span></text:p>
              </text:list-item>
              <text:list-item>
                <text:p text:style-name="P7"><text:span text:style-name="T4">Insert, update and delete rows</text:span></text:p>
              </text:list-item>
              <text:list-item>
                <text:p text:style-name="P7"><text:span text:style-name="T4">Combine rows from different tables using JOIN</text:span></text:p>
              </text:list-item>
              <text:list-item>
                <text:p text:style-name="P7"><text:span text:style-name="T4">Create new tables using primary and foreign </text:span><text:span text:style-name="T4">keys</text:span></text:p>
              </text:list-item>
              <text:list-item>
                <text:p text:style-name="P7"><text:span text:style-name="T4">Incorporate SQL into a node endpoint to retrieve </text:span><text:span text:style-name="T4">rows from a table</text:span></text:p>
              </text:list-item>
            </text:list>
          </draw:text-box>
        </draw:frame>
        <presentation:notes draw:style-name="dp2">
          <draw:page-thumbnail draw:name="Google Shape;147;g3d9bac7d06_0_322:notes" draw:style-name="gr1" draw:layer="layout" svg:width="16.932cm" svg:height="9.524cm" svg:x="1.059cm" svg:y="1.905cm" draw:page-number="2" presentation:class="page"/>
          <draw:frame draw:name="Google Shape;148;g3d9bac7d06_0_32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e Functions" draw:style-name="dp3" draw:master-page-name="TITLE_5f_AND_5f_BODY" presentation:presentation-page-layout-name="AL2T1">
        <draw:frame draw:name="Google Shape;156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ggregate Functions</text:span></text:p>
          </draw:text-box>
        </draw:frame>
        <draw:frame draw:name="Google Shape;157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How to calculate totals, averages, etc. over multiple rows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The aggregate functions: sum, avg, min, max, count</text:span></text:p>
            <text:p text:style-name="P9"><text:span text:style-name="T5">are all in the SQL standard. Some SQL implementations </text:span><text:span text:style-name="T5">provide others.</text:span></text:p>
            <text:p text:style-name="P9"><text:span text:style-name="T5"/></text:p>
            <text:p text:style-name="P9"><text:span text:style-name="T5"/></text:p>
          </draw:text-box>
        </draw:frame>
        <draw:custom-shape draw:name="Google Shape;158;p39" draw:style-name="gr2" draw:text-style-name="P11" draw:layer="layout" svg:width="23.16cm" svg:height="4.799cm" svg:x="1.192cm" svg:y="4.601cm">
          <text:p text:style-name="P10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s</text:span><text:span text:style-name="T6">u</text:span><text:span text:style-name="T6">m</text:span><text:span text:style-name="T6">(</text:span><text:span text:style-name="T6">t</text:span><text:span text:style-name="T6">o</text:span><text:span text:style-name="T6">t</text:span><text:span text:style-name="T6">a</text:span><text:span text:style-name="T6">l</text:span><text:span text:style-name="T6">)</text:span></text:p>
          <text:p text:style-name="P10"><text:span text:style-name="T6"><text:s/></text:span><text:span text:style-name="T6"><text:s/></text:span><text:span text:style-name="T6">F</text:span><text:span text:style-name="T6">R</text:span><text:span text:style-name="T6">O</text:span><text:span text:style-name="T6">M</text:span><text:span text:style-name="T6"> </text:span><text:span text:style-name="T6">i</text:span><text:span text:style-name="T6">n</text:span><text:span text:style-name="T6">v</text:span><text:span text:style-name="T6">o</text:span><text:span text:style-name="T6">i</text:span><text:span text:style-name="T6">c</text:span><text:span text:style-name="T6">e</text:span><text:span text:style-name="T6">s</text:span></text:p>
          <text:p text:style-name="P10"><text:span text:style-name="T6"><text:s/></text:span><text:span text:style-name="T6"><text:s/>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i</text:span><text:span text:style-name="T6">n</text:span><text:span text:style-name="T6">v</text:span><text:span text:style-name="T6">o</text:span><text:span text:style-name="T6">i</text:span><text:span text:style-name="T6">c</text:span><text:span text:style-name="T6">e</text:span><text:span text:style-name="T6">_</text:span><text:span text:style-name="T6">d</text:span><text:span text:style-name="T6">a</text:span><text:span text:style-name="T6">t</text:span><text:span text:style-name="T6">e</text:span><text:span text:style-name="T6"> </text:span><text:span text:style-name="T6">B</text:span><text:span text:style-name="T6">E</text:span><text:span text:style-name="T6">T</text:span><text:span text:style-name="T6">W</text:span><text:span text:style-name="T6">E</text:span><text:span text:style-name="T6">E</text:span><text:span text:style-name="T6">N</text:span></text:p>
          <text:p text:style-name="P10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'</text:span><text:span text:style-name="T6">2</text:span><text:span text:style-name="T6">0</text:span><text:span text:style-name="T6">1</text:span><text:span text:style-name="T6">8</text:span><text:span text:style-name="T6">-</text:span><text:span text:style-name="T6">0</text:span><text:span text:style-name="T6">8</text:span><text:span text:style-name="T6">-</text:span><text:span text:style-name="T6">0</text:span><text:span text:style-name="T6">1</text:span><text:span text:style-name="T6">'</text:span><text:span text:style-name="T6"> </text:span><text:span text:style-name="T6">A</text:span><text:span text:style-name="T6">N</text:span><text:span text:style-name="T6">D</text:span><text:span text:style-name="T6"> </text:span><text:span text:style-name="T6">'</text:span><text:span text:style-name="T6">2</text:span><text:span text:style-name="T6">0</text:span><text:span text:style-name="T6">1</text:span><text:span text:style-name="T6">8</text:span><text:span text:style-name="T6">-</text:span><text:span text:style-name="T6">0</text:span><text:span text:style-name="T6">8</text:span><text:span text:style-name="T6">-</text:span><text:span text:style-name="T6">3</text:span><text:span text:style-name="T6">1</text:span><text:span text:style-name="T6">'</text:span><text:span text:style-name="T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3dabb08f66_2_20:notes" draw:style-name="gr1" draw:layer="layout" svg:width="16.932cm" svg:height="9.524cm" svg:x="1.059cm" svg:y="1.905cm" draw:page-number="3" presentation:class="page"/>
          <draw:frame draw:name="Google Shape;154;g3dabb08f66_2_2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e Functions (cont)" draw:style-name="dp3" draw:master-page-name="TITLE_5f_AND_5f_BODY" presentation:presentation-page-layout-name="AL2T1">
        <draw:frame draw:name="Google Shape;163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ggregate Functions (cont)</text:span></text:p>
          </draw:text-box>
        </draw:frame>
        <draw:frame draw:name="Google Shape;164;p4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"What is the average length of stay at our hotel?"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"What are the lowest and highest room rates we charge?"</text:span></text:p>
            <text:p text:style-name="P9"><text:span text:style-name="T5"/></text:p>
          </draw:text-box>
        </draw:frame>
        <draw:custom-shape draw:name="Google Shape;165;p40" draw:style-name="gr3" draw:text-style-name="P12" draw:layer="layout" svg:width="23.16cm" svg:height="2.642cm" svg:x="1.192cm" svg:y="4.701cm">
          <text:p text:style-name="P10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a</text:span><text:span text:style-name="T6">v</text:span><text:span text:style-name="T6">g</text:span><text:span text:style-name="T6">(</text:span><text:span text:style-name="T6">c</text:span><text:span text:style-name="T6">h</text:span><text:span text:style-name="T6">e</text:span><text:span text:style-name="T6">c</text:span><text:span text:style-name="T6">k</text:span><text:span text:style-name="T6">o</text:span><text:span text:style-name="T6">u</text:span><text:span text:style-name="T6">t</text:span><text:span text:style-name="T6">_</text:span><text:span text:style-name="T6">d</text:span><text:span text:style-name="T6">a</text:span><text:span text:style-name="T6">t</text:span><text:span text:style-name="T6">e</text:span><text:span text:style-name="T6"> </text:span><text:span text:style-name="T6">-</text:span><text:span text:style-name="T6"> </text:span><text:span text:style-name="T6">c</text:span><text:span text:style-name="T6">h</text:span><text:span text:style-name="T6">e</text:span><text:span text:style-name="T6">c</text:span><text:span text:style-name="T6">k</text:span><text:span text:style-name="T6">i</text:span><text:span text:style-name="T6">n</text:span><text:span text:style-name="T6">_</text:span><text:span text:style-name="T6">d</text:span><text:span text:style-name="T6">a</text:span><text:span text:style-name="T6">t</text:span><text:span text:style-name="T6">e</text:span><text:span text:style-name="T6">)</text:span></text:p>
          <text:p text:style-name="P10"><text:span text:style-name="T6"><text:s/></text:span><text:span text:style-name="T6"><text:s/></text:span><text:span text:style-name="T6">F</text:span><text:span text:style-name="T6">R</text:span><text:span text:style-name="T6">O</text:span><text:span text:style-name="T6">M</text:span><text:span text:style-name="T6"> </text:span><text:span text:style-name="T6">r</text:span><text:span text:style-name="T6">e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40" draw:style-name="gr3" draw:text-style-name="P12" draw:layer="layout" svg:width="23.16cm" svg:height="3.452cm" svg:x="1.192cm" svg:y="9.438cm">
          <text:p text:style-name="P10"><text:span text:style-name="T6">SELE</text:span><text:span text:style-name="T6">CT </text:span><text:span text:style-name="T6">min(</text:span><text:span text:style-name="T6">rate</text:span><text:span text:style-name="T6">) AS </text:span><text:span text:style-name="T6">lowe</text:span><text:span text:style-name="T6">st,</text:span></text:p>
          <text:p text:style-name="P10"><text:span text:style-name="T6"><text:s text:c="5"/></text:span><text:span text:style-name="T6"><text:s text:c="2"/></text:span><text:span text:style-name="T6">max(</text:span><text:span text:style-name="T6">rate</text:span><text:span text:style-name="T6">) AS </text:span><text:span text:style-name="T6">high</text:span><text:span text:style-name="T6">est</text:span></text:p>
          <text:p text:style-name="P10"><text:span text:style-name="T6"><text:s text:c="2"/></text:span><text:span text:style-name="T6">FROM </text:span><text:span text:style-name="T6">room</text:span><text:span text:style-name="T6">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3dabb08f66_2_31:notes" draw:style-name="gr1" draw:layer="layout" svg:width="16.932cm" svg:height="9.524cm" svg:x="1.059cm" svg:y="1.905cm" draw:page-number="4" presentation:class="page"/>
          <draw:frame draw:name="Google Shape;161;g3dabb08f66_2_3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ing Rows" draw:style-name="dp3" draw:master-page-name="TITLE_5f_AND_5f_BODY" presentation:presentation-page-layout-name="AL2T1">
        <draw:frame draw:name="Google Shape;171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unting Rows</text:span></text:p>
          </draw:text-box>
        </draw:frame>
        <draw:frame draw:name="Google Shape;172;p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can use the count(x) function to count non-null values:</text:span></text:p>
            <text:p text:style-name="P9"><text:span text:style-name="T5"/></text:p>
            <text:p text:style-name="P9"><text:span text:style-name="T5"/></text:p>
            <text:p text:style-name="P9"><text:span text:style-name="T7"/></text:p>
            <text:p text:style-name="P9"><text:span text:style-name="T5">If you just want to count the number of rows, use count(*):</text:span></text:p>
            <text:p text:style-name="P9"><text:span text:style-name="T5"/></text:p>
            <text:p text:style-name="P9"><text:span text:style-name="T8"/></text:p>
            <text:p text:style-name="P9"><text:span text:style-name="T5">(Often used to discover how many rows match a condition)</text:span></text:p>
          </draw:text-box>
        </draw:frame>
        <draw:custom-shape draw:name="Google Shape;173;p41" draw:style-name="gr4" draw:text-style-name="P11" draw:layer="layout" svg:width="23.16cm" svg:height="2.499cm" svg:x="1.192cm" svg:y="4.701cm">
          <text:p text:style-name="P10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(</text:span><text:span text:style-name="T6">i</text:span><text:span text:style-name="T6">d</text:span><text:span text:style-name="T6">)</text:span><text:span text:style-name="T6">,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(</text:span><text:span text:style-name="T6">p</text:span><text:span text:style-name="T6">o</text:span><text:span text:style-name="T6">s</text:span><text:span text:style-name="T6">t</text:span><text:span text:style-name="T6">c</text:span><text:span text:style-name="T6">o</text:span><text:span text:style-name="T6">d</text:span><text:span text:style-name="T6">e</text:span><text:span text:style-name="T6">)</text:span></text:p>
          <text:p text:style-name="P10"><text:span text:style-name="T6"><text:s/></text:span><text:span text:style-name="T6"><text:s/></text:span><text:span text:style-name="T6">F</text:span><text:span text:style-name="T6">R</text:span><text:span text:style-name="T6">O</text:span><text:span text:style-name="T6">M</text:span><text:span text:style-name="T6"> </text:span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e</text:span><text:span text:style-name="T6">r</text:span><text:span text:style-name="T6">s</text:span><text:span text:style-name="T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41" draw:style-name="gr5" draw:text-style-name="P11" draw:layer="layout" svg:width="23.16cm" svg:height="2.585cm" svg:x="1.192cm" svg:y="8.815cm">
          <text:p text:style-name="P10"><text:span text:style-name="T6">SEL</text:span><text:span text:style-name="T6">ECT </text:span><text:span text:style-name="T6">cou</text:span><text:span text:style-name="T6">nt(</text:span><text:span text:style-name="T6">*) </text:span><text:span text:style-name="T6">FRO</text:span><text:span text:style-name="T6">M </text:span><text:span text:style-name="T6">cus</text:span><text:span text:style-name="T6">tom</text:span><text:span text:style-name="T6">ers</text:span></text:p>
          <text:p text:style-name="P10"><text:span text:style-name="T6"><text:s text:c="2"/></text:span><text:span text:style-name="T6">WHE</text:span><text:span text:style-name="T6">RE </text:span><text:span text:style-name="T6">cou</text:span><text:span text:style-name="T6">ntr</text:span><text:span text:style-name="T6">y = </text:span><text:span text:style-name="T6">'Be</text:span><text:span text:style-name="T6">lgi</text:span><text:span text:style-name="T6">um'</text:span><text:span text:style-name="T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3dabb08f66_2_44:notes" draw:style-name="gr1" draw:layer="layout" svg:width="16.932cm" svg:height="9.524cm" svg:x="1.059cm" svg:y="1.905cm" draw:page-number="5" presentation:class="page"/>
          <draw:frame draw:name="Google Shape;169;g3dabb08f66_2_4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Aggregate Functions" draw:style-name="dp4" draw:master-page-name="TITLE_5f_AND_5f_BODY" presentation:presentation-page-layout-name="AL2T1">
        <draw:frame draw:name="Google Shape;179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 Using Aggregate Functions</text:span></text:p>
          </draw:text-box>
        </draw:frame>
        <draw:frame draw:name="Google Shape;180;p42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5">
              <text:list-item>
                <text:p text:style-name="P7"><text:span text:style-name="T5">Get the numbers of rows in each of the tables: rooms, </text:span><text:span text:style-name="T5">room_types, customers and reservations</text:span></text:p>
              </text:list-item>
              <text:list-item>
                <text:p text:style-name="P7"><text:span text:style-name="T5">How many reservations do we have for next month?</text:span></text:p>
              </text:list-item>
              <text:list-item>
                <text:p text:style-name="P7"><text:span text:style-name="T5">How many invoices are still unpaid from over a month </text:span><text:span text:style-name="T5">ago and what is the total owed?</text:span></text:p>
              </text:list-item>
              <text:list-item>
                <text:p text:style-name="P7"><text:span text:style-name="T5">What is the maximum gap in days between a customer </text:span><text:span text:style-name="T5">booking a room and the checkin date for that booking?</text:span></text:p>
              </text:list-item>
            </text:list>
          </draw:text-box>
        </draw:frame>
        <presentation:notes draw:style-name="dp2">
          <draw:page-thumbnail draw:name="Google Shape;176;g8fadde335b_0_0:notes" draw:style-name="gr1" draw:layer="layout" svg:width="16.932cm" svg:height="9.524cm" svg:x="1.059cm" svg:y="1.905cm" draw:page-number="6" presentation:class="page"/>
          <draw:frame draw:name="Google Shape;177;g8fadde335b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ing Rows for Aggregation" draw:style-name="dp3" draw:master-page-name="TITLE_5f_AND_5f_BODY" presentation:presentation-page-layout-name="AL2T1">
        <draw:frame draw:name="Google Shape;185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rouping Rows for Aggregation</text:span></text:p>
          </draw:text-box>
        </draw:frame>
        <draw:frame draw:name="Google Shape;186;p4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can find aggregates over subsets of rows using the </text:span><text:span text:style-name="T5">GROUP BY clause:</text:span></text:p>
            <text:p text:style-name="P9"><text:span text:style-name="T5"/></text:p>
            <text:p text:style-name="P9"><text:span text:style-name="T5"/></text:p>
            <text:p text:style-name="P9"><text:span text:style-name="T5">What do you notice?</text:span></text:p>
            <text:p text:style-name="P9"><text:span text:style-name="T5"/></text:p>
          </draw:text-box>
        </draw:frame>
        <draw:custom-shape draw:name="Google Shape;187;p43" draw:style-name="gr6" draw:text-style-name="P11" draw:layer="layout" svg:width="23.16cm" svg:height="2.487cm" svg:x="1.12cm" svg:y="5.713cm">
          <text:p text:style-name="P10"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(</text:span><text:span text:style-name="T6">*</text:span><text:span text:style-name="T6">)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r</text:span><text:span text:style-name="T6">o</text:span><text:span text:style-name="T6">o</text:span><text:span text:style-name="T6">m</text:span><text:span text:style-name="T6">s</text:span></text:p>
          <text:p text:style-name="P10"><text:span text:style-name="T6"><text:s/></text:span><text:span text:style-name="T6"><text:s/>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B</text:span><text:span text:style-name="T6">Y</text:span><text:span text:style-name="T6"> </text:span><text:span text:style-name="T6">r</text:span><text:span text:style-name="T6">o</text:span><text:span text:style-name="T6">o</text:span><text:span text:style-name="T6">m</text:span><text:span text:style-name="T6">_</text:span><text:span text:style-name="T6">t</text:span><text:span text:style-name="T6">y</text:span><text:span text:style-name="T6">p</text:span><text:span text:style-name="T6">e</text:span><text:span text:style-name="T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43" draw:style-name="gr7" draw:text-style-name="P14" xml:id="id1" draw:id="id1" draw:layer="layout" svg:width="23.16cm" svg:height="2.726cm" svg:x="0.866cm" svg:y="9.14cm">
          <text:p text:style-name="P13"><text:span text:style-name="T5">We can include the GROUP BY expression in the list of selected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1.5s" smil:targetElement="id1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182;g3dabb08f66_2_38:notes" draw:style-name="gr1" draw:layer="layout" svg:width="16.932cm" svg:height="9.524cm" svg:x="1.059cm" svg:y="1.905cm" draw:page-number="7" presentation:class="page"/>
          <draw:frame draw:name="Google Shape;183;g3dabb08f66_2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ing the GROUP BY Value" draw:style-name="dp3" draw:master-page-name="TITLE_5f_AND_5f_BODY" presentation:presentation-page-layout-name="AL2T1">
        <draw:frame draw:name="Google Shape;193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lecting the GROUP BY Value</text:span></text:p>
          </draw:text-box>
        </draw:frame>
        <draw:frame draw:name="Google Shape;194;p4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From the previous example:</text:span></text:p>
            <text:p text:style-name="P9"><text:span text:style-name="T5"/></text:p>
            <text:p text:style-name="P9"><text:span text:style-name="T5"/></text:p>
            <text:p text:style-name="P9"><text:span text:style-name="T5">We can group by multiple expressions:</text:span></text:p>
            <text:p text:style-name="P9"><text:span text:style-name="T5"/></text:p>
            <text:p text:style-name="P9"><text:span text:style-name="T5"/></text:p>
          </draw:text-box>
        </draw:frame>
        <draw:custom-shape draw:name="Google Shape;195;p44" draw:style-name="gr8" draw:text-style-name="P11" draw:layer="layout" svg:width="23.16cm" svg:height="2.562cm" svg:x="1.12cm" svg:y="4.638cm">
          <text:p text:style-name="P10"><text:span text:style-name="T6">SELECT </text:span><text:span text:style-name="T6">room_t</text:span><text:span text:style-name="T6">ype, </text:span><text:span text:style-name="T6">count(</text:span><text:span text:style-name="T6">*) </text:span><text:span text:style-name="T6">FROM </text:span><text:span text:style-name="T6">rooms</text:span></text:p>
          <text:p text:style-name="P10"><text:span text:style-name="T6"><text:s text:c="2"/></text:span><text:span text:style-name="T6">GROUP </text:span><text:span text:style-name="T6">BY </text:span><text:span text:style-name="T6">room_t</text:span><text:span text:style-name="T6">yp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4" draw:style-name="gr9" draw:text-style-name="P15" draw:layer="layout" svg:width="4.71cm" svg:height="1.192cm" svg:x="4.828cm" svg:y="4.7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7;p44" draw:style-name="gr9" draw:text-style-name="P15" draw:layer="layout" svg:width="4.71cm" svg:height="1.192cm" svg:x="6.873cm" svg:y="5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8;p44" draw:style-name="gr3" draw:text-style-name="P17" draw:layer="layout" svg:width="23.16cm" svg:height="5.473cm" svg:x="1.12cm" svg:y="8.232cm">
          <text:p text:style-name="P16"><text:span text:style-name="T9">SELECT </text:span><text:span text:style-name="T9">trunc(r</text:span><text:span text:style-name="T9">oom_no/</text:span><text:span text:style-name="T9">100) AS </text:span><text:span text:style-name="T9">floor,</text:span></text:p>
          <text:p text:style-name="P16"><text:span text:style-name="T9"><text:s text:c="7"/></text:span><text:span text:style-name="T9">to_char</text:span><text:span text:style-name="T9">(checki</text:span><text:span text:style-name="T9">n_date, </text:span><text:span text:style-name="T9">'YYYY-</text:span><text:span text:style-name="T9">MM') AS </text:span><text:span text:style-name="T9">month,</text:span></text:p>
          <text:p text:style-name="P16"><text:span text:style-name="T9"><text:s text:c="7"/></text:span><text:span text:style-name="T9">count(*</text:span><text:span text:style-name="T9">), </text:span><text:span text:style-name="T9">sum(no_</text:span><text:span text:style-name="T9">guests)</text:span><text:span text:style-name="T9">, </text:span><text:span text:style-name="T9">avg(no_</text:span><text:span text:style-name="T9">guests)</text:span></text:p>
          <text:p text:style-name="P16"><text:span text:style-name="T9"><text:s text:c="2"/></text:span><text:span text:style-name="T9">FROM </text:span><text:span text:style-name="T9">reserva</text:span><text:span text:style-name="T9">tions</text:span></text:p>
          <text:p text:style-name="P16"><text:span text:style-name="T9"><text:s text:c="2"/></text:span><text:span text:style-name="T9">GROUP </text:span><text:span text:style-name="T9">BY </text:span><text:span text:style-name="T9">floor, </text:span><text:span text:style-name="T9">month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3dabb08f66_2_51:notes" draw:style-name="gr1" draw:layer="layout" svg:width="16.932cm" svg:height="9.524cm" svg:x="1.059cm" svg:y="1.905cm" draw:page-number="8" presentation:class="page"/>
          <draw:frame draw:name="Google Shape;191;g3dabb08f66_2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ricting Returned Aggregates" draw:style-name="dp3" draw:master-page-name="TITLE_5f_AND_5f_BODY" presentation:presentation-page-layout-name="AL2T1">
        <draw:frame draw:name="Google Shape;203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tricting Returned Aggregates</text:span></text:p>
          </draw:text-box>
        </draw:frame>
        <draw:frame draw:name="Google Shape;204;p4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Use a WHERE clause to restrict the rows considered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8"/></text:p>
            <text:p text:style-name="P9"><text:span text:style-name="T5">This only considers rooms on the 2nd and 3rd floors.</text:span></text:p>
          </draw:text-box>
        </draw:frame>
        <draw:custom-shape draw:name="Google Shape;205;p45" draw:style-name="gr10" draw:text-style-name="P19" draw:layer="layout" svg:width="23.16cm" svg:height="6.086cm" svg:x="1.12cm" svg:y="4.714cm">
          <text:p text:style-name="P18"><text:span text:style-name="T10">SELECT trunc(room_no/100) AS floor,</text:span></text:p>
          <text:p text:style-name="P18"><text:span text:style-name="T10"><text:s text:c="7"/></text:span><text:span text:style-name="T10">to_char(checkin_date, 'YYYY-MM') AS month,</text:span></text:p>
          <text:p text:style-name="P18"><text:span text:style-name="T10"><text:s text:c="7"/></text:span><text:span text:style-name="T10">count(*), sum(no_guests), avg(no_guests)</text:span></text:p>
          <text:p text:style-name="P18"><text:span text:style-name="T10"><text:s text:c="2"/></text:span><text:span text:style-name="T10">FROM reservations</text:span></text:p>
          <text:p text:style-name="P18"><text:span text:style-name="T10"><text:s text:c="2"/></text:span><text:span text:style-name="T10">WHERE room_no BETWEEN 200 AND 399</text:span></text:p>
          <text:p text:style-name="P18"><text:span text:style-name="T10"><text:s text:c="2"/></text:span><text:span text:style-name="T10">GROUP BY floor, month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3dabb08f66_2_60:notes" draw:style-name="gr1" draw:layer="layout" svg:width="16.932cm" svg:height="9.524cm" svg:x="1.059cm" svg:y="1.905cm" draw:page-number="9" presentation:class="page"/>
          <draw:frame draw:name="Google Shape;201;g3dabb08f66_2_6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ricting Aggregates Using Aggregate Function" draw:style-name="dp3" draw:master-page-name="TITLE_5f_AND_5f_BODY" presentation:presentation-page-layout-name="AL2T1">
        <draw:frame draw:name="Google Shape;210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1">Restricting Aggregates Using Aggregate Function</text:span></text:p>
          </draw:text-box>
        </draw:frame>
        <draw:frame draw:name="Google Shape;211;p4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A WHERE clause is applied before any aggregation.</text:span></text:p>
            <text:p text:style-name="P9"><text:span text:style-name="T5">To return only results with the number of reservations </text:span><text:span text:style-name="T5">greater than 4 we use the HAVING clause:</text:span></text:p>
          </draw:text-box>
        </draw:frame>
        <draw:custom-shape draw:name="Google Shape;212;p46" draw:style-name="gr11" draw:text-style-name="P19" draw:layer="layout" svg:width="23.16cm" svg:height="6.204cm" svg:x="1.12cm" svg:y="6.996cm">
          <text:p text:style-name="P18"><text:span text:style-name="T10">SELECT trunc(room_no/100) AS floor,</text:span></text:p>
          <text:p text:style-name="P18"><text:span text:style-name="T10"><text:s text:c="7"/></text:span><text:span text:style-name="T10">to_char(checkin_date, 'YYYY-MM') AS month,</text:span></text:p>
          <text:p text:style-name="P18"><text:span text:style-name="T10"><text:s text:c="7"/></text:span><text:span text:style-name="T10">count(*), sum(no_guests), avg(no_guests)</text:span></text:p>
          <text:p text:style-name="P18"><text:span text:style-name="T10"><text:s text:c="2"/></text:span><text:span text:style-name="T10">FROM reservations</text:span></text:p>
          <text:p text:style-name="P18"><text:span text:style-name="T10"><text:s text:c="2"/></text:span><text:span text:style-name="T10">GROUP BY floor, month</text:span></text:p>
          <text:p text:style-name="P18"><text:span text:style-name="T10"><text:s text:c="2"/></text:span><text:span text:style-name="T12">HAVING count(*) &gt; 4;</text:span><text:span text:style-name="T12"><text:tab/></text:span><text:span text:style-name="T12">--&lt;&lt; Note the HAVING key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3dabb08f66_2_66:notes" draw:style-name="gr1" draw:layer="layout" svg:width="16.932cm" svg:height="9.524cm" svg:x="1.059cm" svg:y="1.905cm" draw:page-number="10" presentation:class="page"/>
          <draw:frame draw:name="Google Shape;208;g3dabb08f66_2_6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WHERE and HAVING" draw:style-name="dp3" draw:master-page-name="TITLE_5f_AND_5f_BODY" presentation:presentation-page-layout-name="AL2T1">
        <draw:frame draw:name="Google Shape;217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sing WHERE and HAVING</text:span></text:p>
          </draw:text-box>
        </draw:frame>
        <draw:frame draw:name="Google Shape;218;p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When using the GROUP BY clause you might be confused </text:span><text:span text:style-name="T5">about when to use WHERE and HAVING.</text:span></text:p>
            <text:p text:style-name="P9"><text:span text:style-name="T5"/></text:p>
            <text:p text:style-name="P9"><text:span text:style-name="T5">Use WHERE when the values you want to test are available </text:span><text:span text:style-name="T5">without aggregate functions.</text:span></text:p>
            <text:p text:style-name="P9"><text:span text:style-name="T5"/></text:p>
            <text:p text:style-name="P9"><text:span text:style-name="T5">Use HAVING when the values you want to test are the </text:span><text:span text:style-name="T5">results of aggregate functions.</text:span></text:p>
          </draw:text-box>
        </draw:frame>
        <presentation:notes draw:style-name="dp2">
          <draw:page-thumbnail draw:name="Google Shape;214;g3dabb08f66_2_72:notes" draw:style-name="gr1" draw:layer="layout" svg:width="16.932cm" svg:height="9.524cm" svg:x="1.059cm" svg:y="1.905cm" draw:page-number="11" presentation:class="page"/>
          <draw:frame draw:name="Google Shape;215;g3dabb08f66_2_7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Aggregate Groups" draw:style-name="dp5" draw:master-page-name="TITLE_5f_AND_5f_BODY" presentation:presentation-page-layout-name="AL2T1">
        <draw:frame draw:name="Google Shape;223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 Using Aggregate Groups</text:span></text:p>
          </draw:text-box>
        </draw:frame>
        <draw:frame draw:name="Google Shape;224;p48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5">
              <text:list-item>
                <text:p text:style-name="P7"><text:span text:style-name="T5">What is the grand total of all invoices for each month?</text:span></text:p>
              </text:list-item>
              <text:list-item>
                <text:p text:style-name="P7"><text:span text:style-name="T5">How many guests could be accommodated at one time </text:span><text:span text:style-name="T5">on each floor?</text:span></text:p>
              </text:list-item>
              <text:list-item>
                <text:p text:style-name="P7"><text:span text:style-name="T5">Which rooms have been occupied for less than 10 nights </text:span><text:span text:style-name="T5">and for how many nights have they been occupied?</text:span></text:p>
              </text:list-item>
            </text:list>
          </draw:text-box>
        </draw:frame>
        <presentation:notes draw:style-name="dp2">
          <draw:page-thumbnail draw:name="Google Shape;220;g3dabb08f66_2_77:notes" draw:style-name="gr1" draw:layer="layout" svg:width="16.932cm" svg:height="9.524cm" svg:x="1.059cm" svg:y="1.905cm" draw:page-number="12" presentation:class="page"/>
          <draw:frame draw:name="Google Shape;221;g3dabb08f66_2_7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Data Into a Table" draw:style-name="dp3" draw:master-page-name="TITLE_5f_AND_5f_BODY" presentation:presentation-page-layout-name="AL2T1">
        <office:forms form:automatic-focus="false" form:apply-design-mode="false"/>
        <draw:frame draw:name="Google Shape;310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erting Data Into a Table</text:span></text:p>
          </draw:text-box>
        </draw:frame>
        <draw:frame draw:name="Google Shape;311;p 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We can use a simple INSERT command in SQL:</text:span></text:p>
            <text:p text:style-name="P9"><text:span text:style-name="T5"/></text:p>
            <text:p text:style-name="P9"><text:span text:style-name="T5"/></text:p>
            <text:p text:style-name="P9"><text:span text:style-name="T5">Each such INSERT command adds one row to the specified </text:span><text:span text:style-name="T5">table. Some dialects of SQL allow multiple row inserts in the </text:span><text:span text:style-name="T5">same command, for example:</text:span></text:p>
            <text:p text:style-name="P9"><text:span text:style-name="T5"/></text:p>
          </draw:text-box>
        </draw:frame>
        <draw:custom-shape draw:name="Google Shape;312;p 2" draw:style-name="gr12" draw:text-style-name="P21" draw:layer="layout" svg:width="23.562cm" svg:height="2.134cm" svg:x="0.919cm" svg:y="4.571cm">
          <text:p text:style-name="P20"><text:span text:style-name="T13">INSERT INTO invoices (res_id, total, invoice_date)</text:span></text:p>
          <text:p text:style-name="P20"><text:span text:style-name="T13"><text:s text:c="2"/></text:span><text:span text:style-name="T13">VALUES (92, 73.50, current_dat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 2" draw:style-name="gr13" draw:text-style-name="P21" draw:layer="layout" svg:width="23.562cm" svg:height="2.806cm" svg:x="0.866cm" svg:y="10.665cm">
          <text:p text:style-name="P20"><text:span text:style-name="T13">INSERT INTO invoices (res_id, total, invoice_date)</text:span></text:p>
          <text:p text:style-name="P20"><text:span text:style-name="T13"><text:s text:c="2"/></text:span><text:span text:style-name="T13">VALUES (92, 73.50, current_date),</text:span></text:p>
          <text:p text:style-name="P20"><text:span text:style-name="T13"><text:s text:c="9"/></text:span><text:span text:style-name="T13">(97, 132.75, current_dat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07;g8c3f4a91f6_0_5:notes 1" draw:style-name="gr1" draw:layer="layout" svg:width="16.932cm" svg:height="9.524cm" svg:x="1.059cm" svg:y="1.905cm" draw:page-number="13" presentation:class="page"/>
          <draw:frame draw:name="Google Shape;308;g8c3f4a91f6_0_5:notes 2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ed INSERT Syntax" draw:style-name="dp3" draw:master-page-name="TITLE_5f_AND_5f_BODY" presentation:presentation-page-layout-name="AL2T1">
        <office:forms form:automatic-focus="false" form:apply-design-mode="false"/>
        <draw:frame draw:name="Google Shape;318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mplified INSERT Syntax</text:span></text:p>
          </draw:text-box>
        </draw:frame>
        <draw:custom-shape draw:name="Google Shape;319;p 2" draw:style-name="gr14" draw:text-style-name="P22" draw:layer="layout" svg:width="4.126cm" svg:height="1.055cm" svg:x="3.069cm" svg:y="3.382cm">
          <text:p text:style-name="P20"><text:span text:style-name="T14">INSERT INTO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0;p 2" draw:style-name="gr15" draw:text-style-name="P15" draw:layer="layout" svg:width="0.342cm" svg:height="0.392cm" svg:x="1.35cm" svg:y="3.7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1;p 2" draw:style-name="gr16" draw:text-style-name="P22" draw:layer="layout" svg:width="3.342cm" svg:height="1.055cm" svg:x="8.524cm" svg:y="3.382cm">
          <text:p text:style-name="P20"><text:span text:style-name="T14">table name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2;p 2" draw:style-name="gr17" draw:text-style-name="P22" draw:layer="layout" svg:width="1.03cm" svg:height="1.006cm" svg:x="13.207cm" svg:y="3.406cm">
          <text:p text:style-name="P20"><text:span text:style-name="T14">(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3;p 2" draw:style-name="gr18" draw:text-style-name="P15" draw:layer="layout" svg:width="4.565cm" svg:height="1.429cm" svg:x="15.214cm" svg:y="4.121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24;p 2" draw:style-name="gr14" draw:text-style-name="P22" draw:layer="layout" svg:width="4.126cm" svg:height="1.055cm" svg:x="15.601cm" svg:y="3.382cm">
          <text:p text:style-name="P20"><text:span text:style-name="T14">column name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5;p 2" draw:style-name="gr17" draw:text-style-name="P22" draw:layer="layout" svg:width="1.03cm" svg:height="1.006cm" svg:x="20.756cm" svg:y="3.406cm">
          <text:p text:style-name="P20"><text:span text:style-name="T14">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 2" draw:style-name="gr19" draw:text-style-name="P23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 2" draw:style-name="gr20" draw:text-style-name="P23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8;p 2" draw:style-name="gr21" draw:text-style-name="P23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 2" draw:style-name="gr22" draw:text-style-name="P23" draw:layer="layout" svg:width="1.362cm" svg:height="0.001cm" svg:x="14.238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 2" draw:style-name="gr23" draw:text-style-name="P23" draw:layer="layout" svg:width="1.028cm" svg:height="0.001cm" svg:x="19.72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 2" draw:style-name="gr24" draw:text-style-name="P23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 2" draw:style-name="gr25" draw:text-style-name="P23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 2" draw:style-name="gr26" draw:text-style-name="P23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 2" draw:style-name="gr27" draw:text-style-name="P23" draw:layer="layout" svg:width="1.447cm" svg:height="0.001cm" draw:transform="rotate (-3.14159265358979) translate (19.461cm 5.5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 2" draw:style-name="gr28" draw:text-style-name="P15" draw:layer="layout" svg:width="1.362cm" svg:height="1.429cm" svg:x="22.49cm" svg:y="3.922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6;p 2" draw:style-name="gr29" draw:text-style-name="P23" draw:layer="layout" svg:width="0.033cm" svg:height="1.458cm" svg:x="23.852cm" svg:y="4.6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 2" draw:style-name="gr28" draw:text-style-name="P15" draw:layer="layout" svg:width="1.362cm" svg:height="1.429cm" draw:transform="rotate (-1.5707963267949) translate (23.886cm 5.415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8;p 2" draw:style-name="gr30" draw:text-style-name="P23" draw:layer="layout" svg:width="21.138cm" svg:height="0.001cm" draw:transform="rotate (-3.14159265358979) translate (23.171cm 6.7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 2" draw:style-name="gr28" draw:text-style-name="P15" draw:layer="layout" svg:width="1.362cm" svg:height="1.429cm" draw:transform="rotate (1.5707963267949) translate (1.316cm 8.1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0;p 2" draw:style-name="gr28" draw:text-style-name="P15" draw:layer="layout" svg:width="1.362cm" svg:height="1.429cm" draw:transform="rotate (-3.14159265358979) translate (2.679cm 8.17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1;p 2" draw:style-name="gr31" draw:text-style-name="P23" draw:layer="layout" svg:width="0.878cm" svg:height="0.012cm" svg:x="1.998cm" svg:y="8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 2" draw:style-name="gr32" draw:text-style-name="P22" draw:layer="layout" svg:width="2.803cm" svg:height="1.055cm" svg:x="2.877cm" svg:y="7.652cm">
          <text:p text:style-name="P20"><text:span text:style-name="T14">VALUES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3;p 2" draw:style-name="gr17" draw:text-style-name="P22" draw:layer="layout" svg:width="1.03cm" svg:height="1.006cm" svg:x="7.3cm" svg:y="7.648cm">
          <text:p text:style-name="P20"><text:span text:style-name="T14">(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4;p 2" draw:style-name="gr33" draw:text-style-name="P15" draw:layer="layout" svg:width="4.126cm" svg:height="1.429cm" svg:x="9.307cm" svg:y="8.363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45;p 2" draw:style-name="gr34" draw:text-style-name="P22" draw:layer="layout" svg:width="3.316cm" svg:height="1.055cm" svg:x="9.693cm" svg:y="7.623cm">
          <text:p text:style-name="P20"><text:span text:style-name="T14">expression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6;p 2" draw:style-name="gr17" draw:text-style-name="P22" draw:layer="layout" svg:width="1.03cm" svg:height="1.006cm" svg:x="14.848cm" svg:y="7.648cm">
          <text:p text:style-name="P20"><text:span text:style-name="T14">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;p 2" draw:style-name="gr35" draw:text-style-name="P23" draw:layer="layout" svg:width="1.362cm" svg:height="0.001cm" svg:x="8.33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 2" draw:style-name="gr36" draw:text-style-name="P23" draw:layer="layout" svg:width="1.837cm" svg:height="0.001cm" svg:x="13.0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 2" draw:style-name="gr27" draw:text-style-name="P23" draw:layer="layout" svg:width="1.447cm" svg:height="0.001cm" draw:transform="rotate (-3.14159265358979) translate (13.315cm 9.7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 2" draw:style-name="gr37" draw:text-style-name="P23" draw:layer="layout" svg:width="1.617cm" svg:height="0.028cm" draw:transform="rotate (-3.14159265358979) translate (7.292cm 8.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1;p 2" draw:style-name="gr17" draw:text-style-name="P22" draw:layer="layout" svg:width="1.03cm" svg:height="1.006cm" svg:x="16.982cm" svg:y="4.992cm">
          <text:p text:style-name="P20"><text:span text:style-name="T14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2;p 2" draw:style-name="gr17" draw:text-style-name="P22" draw:layer="layout" svg:width="1.03cm" svg:height="1.006cm" svg:x="10.836cm" svg:y="9.302cm">
          <text:p text:style-name="P20"><text:span text:style-name="T14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3;p 2" draw:style-name="gr38" draw:text-style-name="P15" draw:layer="layout" svg:width="1.03cm" svg:height="1.081cm" svg:x="15.425cm" svg:y="8.186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54;p 2" draw:style-name="gr39" draw:text-style-name="P23" draw:layer="layout" svg:width="0.001cm" svg:height="1.962cm" svg:x="16.456cm" svg:y="8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 2" draw:style-name="gr38" draw:text-style-name="P15" draw:layer="layout" svg:width="1.03cm" svg:height="1.081cm" draw:transform="rotate (-1.5707963267949) translate (16.481cm 10.06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g draw:name="Google Shape;356;p 2">
          <draw:custom-shape draw:name="Google Shape;357;p 2" draw:style-name="gr38" draw:text-style-name="P15" draw:layer="layout" svg:width="1.03cm" svg:height="1.081cm" svg:x="6.668cm" svg:y="8.151cm">
            <text:p/>
  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358;p 2" draw:style-name="gr40" draw:text-style-name="P23" draw:layer="layout" svg:width="0.001cm" svg:height="1.961cm" svg:x="6.659cm" svg:y="8.69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9;p 2" draw:style-name="gr38" draw:text-style-name="P15" draw:layer="layout" svg:width="1.03cm" svg:height="1.081cm" draw:transform="rotate (-1.5707963267949) translate (7.716cm 10.028cm)">
            <text:p/>
  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Google Shape;360;p 2" draw:style-name="gr41" draw:text-style-name="P23" draw:layer="layout" svg:width="8.757cm" svg:height="0.035cm" svg:x="7.183cm" svg:y="11.0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 2" draw:style-name="gr42" draw:text-style-name="P23" draw:layer="layout" svg:width="2.315cm" svg:height="0.001cm" svg:x="15.941cm" svg:y="8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 2" draw:style-name="gr15" draw:text-style-name="P15" draw:layer="layout" svg:width="0.342cm" svg:height="0.392cm" svg:x="18.284cm" svg:y="7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;p 2" draw:style-name="gr17" draw:text-style-name="P22" draw:layer="layout" svg:width="1.03cm" svg:height="1.006cm" svg:x="10.836cm" svg:y="10.573cm">
          <text:p text:style-name="P20"><text:span text:style-name="T14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;p 2" draw:style-name="gr27" draw:text-style-name="P23" draw:layer="layout" svg:width="1.447cm" svg:height="0.001cm" draw:transform="rotate (-3.14159265358979) translate (13.315cm 11.0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 2" draw:style-name="gr43" draw:text-style-name="P23" draw:layer="layout" svg:width="1.383cm" svg:height="0.012cm" svg:x="21.78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 2" draw:style-name="gr38" draw:text-style-name="P15" draw:layer="layout" svg:width="1.03cm" svg:height="1.081cm" svg:x="11.76cm" svg:y="3.929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7;p 2" draw:style-name="gr44" draw:text-style-name="P23" draw:layer="layout" svg:width="0.001cm" svg:height="1.09cm" svg:x="12.791cm" svg:y="4.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 2" draw:style-name="gr38" draw:text-style-name="P15" draw:layer="layout" svg:width="1.03cm" svg:height="1.081cm" draw:transform="rotate (-3.14159265358979) translate (13.822cm 6.102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9;p 2" draw:style-name="gr38" draw:text-style-name="P15" draw:layer="layout" svg:width="1.03cm" svg:height="1.081cm" svg:x="21.972cm" svg:y="3.909cm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0;p 2" draw:style-name="gr44" draw:text-style-name="P23" draw:layer="layout" svg:width="0.001cm" svg:height="1.09cm" svg:x="21.972cm" svg:y="4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 2" draw:style-name="gr38" draw:text-style-name="P15" draw:layer="layout" svg:width="1.03cm" svg:height="1.081cm" draw:transform="rotate (-3.14159265358979) translate (21.972cm 6.082cm)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2;p 2" draw:style-name="gr45" draw:text-style-name="P23" draw:layer="layout" svg:width="8.149cm" svg:height="0.019cm" draw:transform="rotate (-3.14159265358979) translate (21.448cm 6.10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name="Google Shape;315;g8c3f4a91f6_0_12:notes 1" draw:style-name="gr1" draw:layer="layout" svg:width="16.932cm" svg:height="9.524cm" svg:x="1.059cm" svg:y="1.905cm" draw:page-number="14" presentation:class="page"/>
          <draw:frame draw:name="Google Shape;316;g8c3f4a91f6_0_12:notes 2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Using SELECT" draw:style-name="dp3" draw:master-page-name="TITLE_5f_AND_5f_BODY" presentation:presentation-page-layout-name="AL2T1">
        <office:forms form:automatic-focus="false" form:apply-design-mode="false"/>
        <draw:frame draw:name="Google Shape;377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erting Using SELECT</text:span></text:p>
          </draw:text-box>
        </draw:frame>
        <draw:frame draw:name="Google Shape;378;p 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can insert multiple rows from another table: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>This command can be useful for restructuring data or </text:span><text:span text:style-name="T5">changing a table definition.</text:span></text:p>
          </draw:text-box>
        </draw:frame>
        <draw:custom-shape draw:name="Google Shape;379;p 2" draw:style-name="gr46" draw:text-style-name="P21" draw:layer="layout" svg:width="23.562cm" svg:height="2.818cm" svg:x="0.919cm" svg:y="4.895cm">
          <text:p text:style-name="P20"><text:span text:style-name="T13">INSERT INTO invoices (res_id, total, invoice_date, paid)</text:span></text:p>
          <text:p text:style-name="P20"><text:span text:style-name="T13"><text:s text:c="2"/></text:span><text:span text:style-name="T13">AS SELECT booking_id, amount, invdate, complete</text:span></text:p>
          <text:p text:style-name="P20"><text:span text:style-name="T13"><text:s text:c="7"/></text:span><text:span text:style-name="T13">FROM old_invoices;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74;g8c3f4a91f6_0_70:notes 1" draw:style-name="gr1" draw:layer="layout" svg:width="16.932cm" svg:height="9.524cm" svg:x="1.059cm" svg:y="1.905cm" draw:page-number="15" presentation:class="page"/>
          <draw:frame draw:name="Google Shape;375;g8c3f4a91f6_0_70:notes 2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_clipboard0" draw:style-name="dp6" draw:master-page-name="TITLE_5f_AND_5f_BODY" presentation:presentation-page-layout-name="AL2T1">
        <office:forms form:automatic-focus="false" form:apply-design-mode="false"/>
        <draw:frame draw:name="Google Shape;384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385;p 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15">Insert yourself in the customers table. Query the table to check </text:span><text:span text:style-name="T15">your new data.</text:span></text:p>
              </text:list-item>
              <text:list-item>
                <text:p text:style-name="P7"><text:span text:style-name="T15">Insert a new room type of PENTHOUSE with a default rate of </text:span><text:span text:style-name="T15">285.00.</text:span></text:p>
              </text:list-item>
              <text:list-item>
                <text:p text:style-name="P7"><text:span text:style-name="T15">Add two new rooms, 501 and 502, of type PENTHOUSE and </text:span><text:span text:style-name="T15">set the rate to the same as the default for that room type.</text:span></text:p>
              </text:list-item>
              <text:list-item>
                <text:p text:style-name="P7"><text:span text:style-name="T15">Try to insert a reservation for a customer id that does not exist </text:span><text:span text:style-name="T15">in the `customers` table (for example ID `1000`). What is </text:span><text:span text:style-name="T15">happening and why?</text:span></text:p>
              </text:list-item>
            </text:list>
          </draw:text-box>
        </draw:frame>
        <presentation:notes draw:style-name="dp3">
          <draw:page-thumbnail draw:name="Google Shape;381;g8c3f4a91f6_0_121:notes 1" draw:style-name="gr1" draw:layer="layout" svg:width="16.932cm" svg:height="9.524cm" svg:x="1.059cm" svg:y="1.905cm" draw:page-number="16" presentation:class="page"/>
          <draw:frame draw:name="Google Shape;382;g8c3f4a91f6_0_121:notes 2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ing Existing Data" draw:style-name="dp3" draw:master-page-name="TITLE_5f_AND_5f_BODY" presentation:presentation-page-layout-name="AL2T1">
        <draw:frame draw:name="Google Shape;229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pdating Existing Data</text:span></text:p>
          </draw:text-box>
        </draw:frame>
        <draw:frame draw:name="Google Shape;230;p4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will often need to change the data in existing rows (e.g. </text:span><text:span text:style-name="T5">a customer checks in and is assigned a room number).</text:span></text:p>
            <text:p text:style-name="P9"><text:span text:style-name="T5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5">The WHERE clause defines which row(s) to be updated, the </text:span><text:span text:style-name="T5">SET clause specifies which column(s) are to be changed.</text:span></text:p>
            <text:p text:style-name="P9"><text:span text:style-name="T7"/></text:p>
            <text:p text:style-name="P9"><text:span text:style-name="T16">Beware - no WHERE clause = all rows!</text:span></text:p>
          </draw:text-box>
        </draw:frame>
        <draw:custom-shape draw:name="Google Shape;231;p49" draw:style-name="gr47" draw:text-style-name="P24" draw:layer="layout" svg:width="23.562cm" svg:height="2.818cm" svg:x="0.919cm" svg:y="5.834cm">
          <text:p text:style-name="P20"><text:span text:style-name="T13">UPDATE reservations</text:span></text:p>
          <text:p text:style-name="P20"><text:span text:style-name="T13"><text:s text:c="2"/></text:span><text:span text:style-name="T13">SET room_no = 213</text:span></text:p>
          <text:p text:style-name="P20"><text:span text:style-name="T13"><text:s text:c="2"/></text:span><text:span text:style-name="T13">WHERE id = 97;</text:span></text:p>
          <text:p text:style-name="P20"><text:span text:style-name="T13"/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8ceab6553a_0_156:notes" draw:style-name="gr1" draw:layer="layout" svg:width="16.932cm" svg:height="9.524cm" svg:x="1.059cm" svg:y="1.905cm" draw:page-number="17" presentation:class="page"/>
          <draw:frame draw:name="Google Shape;227;g8ceab6553a_0_15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ing Multiple Values" draw:style-name="dp3" draw:master-page-name="TITLE_5f_AND_5f_BODY" presentation:presentation-page-layout-name="AL2T1">
        <draw:frame draw:name="Google Shape;236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pdating Multiple Values</text:span></text:p>
          </draw:text-box>
        </draw:frame>
        <draw:frame draw:name="Google Shape;237;p5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An UPDATE command can change more than one column:</text:span></text:p>
            <text:p text:style-name="P9"><text:span text:style-name="T7"/></text:p>
            <text:p text:style-name="P9"><text:span text:style-name="T7"/></text:p>
            <text:p text:style-name="P9"><text:span text:style-name="T4"/></text:p>
            <text:p text:style-name="P9"><text:span text:style-name="T7"/></text:p>
            <text:p text:style-name="P9"><text:span text:style-name="T5">The customer has requested a change to the booked </text:span><text:span text:style-name="T5">checkout date and after ensuring the room is available, the </text:span><text:span text:style-name="T5">clerk accepts the change.</text:span></text:p>
          </draw:text-box>
        </draw:frame>
        <draw:custom-shape draw:name="Google Shape;238;p50" draw:style-name="gr47" draw:text-style-name="P24" draw:layer="layout" svg:width="23.562cm" svg:height="2.818cm" svg:x="0.866cm" svg:y="4.745cm">
          <text:p text:style-name="P20"><text:span text:style-name="T13">UPDATE reservations</text:span></text:p>
          <text:p text:style-name="P20"><text:span text:style-name="T13"><text:s text:c="2"/></text:span><text:span text:style-name="T13">SET room_no = 205, checkout_date = currdate + 4</text:span></text:p>
          <text:p text:style-name="P20"><text:span text:style-name="T13"><text:s text:c="2"/></text:span><text:span text:style-name="T13">WHERE id = 103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8ceab6553a_0_162:notes" draw:style-name="gr1" draw:layer="layout" svg:width="16.932cm" svg:height="9.524cm" svg:x="1.059cm" svg:y="1.905cm" draw:page-number="18" presentation:class="page"/>
          <draw:frame draw:name="Google Shape;234;g8ceab6553a_0_16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7" draw:master-page-name="TITLE_5f_AND_5f_BODY" presentation:presentation-page-layout-name="AL2T1">
        <draw:frame draw:name="Google Shape;243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244;p5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Update the postcode of the customer named `Alice </text:span><text:span text:style-name="T5">Evans` to `M21 8UP`</text:span></text:p>
              </text:list-item>
              <text:list-item>
                <text:p text:style-name="P7"><text:span text:style-name="T5">Update room 107 to allow up to 3 guests</text:span></text:p>
              </text:list-item>
              <text:list-item>
                <text:p text:style-name="P7"><text:span text:style-name="T5">For the customer named `Nadia Sethuraman`, update </text:span><text:span text:style-name="T5">her address to `2 Blue Street`, her city to `Glasgow` and </text:span><text:span text:style-name="T5">her postcode to `G12 1AB` in one query</text:span></text:p>
              </text:list-item>
              <text:list-item>
                <text:p text:style-name="P7"><text:span text:style-name="T5">Update all the future bookings of customer with ID 96 to </text:span><text:span text:style-name="T5">3 nights (starting on the same check-in date) in one </text:span><text:span text:style-name="T5">query</text:span></text:p>
              </text:list-item>
            </text:list>
          </draw:text-box>
        </draw:frame>
        <presentation:notes draw:style-name="dp2">
          <draw:page-thumbnail draw:name="Google Shape;240;g8fadde335b_0_10:notes" draw:style-name="gr1" draw:layer="layout" svg:width="16.932cm" svg:height="9.524cm" svg:x="1.059cm" svg:y="1.905cm" draw:page-number="19" presentation:class="page"/>
          <draw:frame draw:name="Google Shape;241;g8fadde335b_0_1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eting Rows" draw:style-name="dp3" draw:master-page-name="TITLE_5f_AND_5f_BODY" presentation:presentation-page-layout-name="AL2T1">
        <draw:frame draw:name="Google Shape;249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leting Rows</text:span></text:p>
          </draw:text-box>
        </draw:frame>
        <draw:frame draw:name="Google Shape;250;p52" presentation:style-name="pr5" draw:text-style-name="P8" draw:layer="layout" svg:width="23.667cm" svg:height="9.489cm" svg:x="0.866cm" svg:y="3.167cm" presentation:class="outline" presentation:user-transformed="true">
          <draw:text-box>
            <text:p text:style-name="P9"><text:span text:style-name="T5">Unless your database can expand indefinitely you will </text:span><text:span text:style-name="T5">eventually need to delete redundant data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5">Note that the same warnings about WHERE clauses apply </text:span><text:span text:style-name="T5">as for UPDATE:</text:span></text:p>
            <text:p text:style-name="P9"><text:span text:style-name="T16">Beware - no WHERE clause = all rows!</text:span></text:p>
          </draw:text-box>
        </draw:frame>
        <draw:custom-shape draw:name="Google Shape;251;p52" draw:style-name="gr47" draw:text-style-name="P24" draw:layer="layout" svg:width="23.562cm" svg:height="2.818cm" svg:x="0.866cm" svg:y="5.934cm">
          <text:p text:style-name="P20"><text:span text:style-name="T13">DELETE FROM invoices</text:span></text:p>
          <text:p text:style-name="P20"><text:span text:style-name="T13"><text:s text:c="2"/></text:span><text:span text:style-name="T13">WHERE invoice_date &lt; '2017-01-01'</text:span></text:p>
          <text:p text:style-name="P20"><text:span text:style-name="T13"><text:s text:c="4"/></text:span><text:span text:style-name="T13">AND paid = TRU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8ceab6553a_0_168:notes" draw:style-name="gr1" draw:layer="layout" svg:width="16.932cm" svg:height="9.524cm" svg:x="1.059cm" svg:y="1.905cm" draw:page-number="20" presentation:class="page"/>
          <draw:frame draw:name="Google Shape;247;g8ceab6553a_0_16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8" draw:master-page-name="TITLE_5f_AND_5f_BODY" presentation:presentation-page-layout-name="AL2T1">
        <draw:frame draw:name="Google Shape;256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257;p5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Delete the booking of customer ID 8 for the date 2020-</text:span><text:span text:style-name="T5">01-03</text:span></text:p>
              </text:list-item>
              <text:list-item>
                <text:p text:style-name="P7"><text:span text:style-name="T5">Delete all the bookings of customer Juri Yoshido </text:span><text:span text:style-name="T5">(customer id 96)</text:span></text:p>
              </text:list-item>
              <text:list-item>
                <text:p text:style-name="P7"><text:span text:style-name="T5">Delete the customer details for Juri Yoshido</text:span></text:p>
              </text:list-item>
            </text:list>
          </draw:text-box>
        </draw:frame>
        <presentation:notes draw:style-name="dp2">
          <draw:page-thumbnail draw:name="Google Shape;253;g8ceab6553a_0_174:notes" draw:style-name="gr1" draw:layer="layout" svg:width="16.932cm" svg:height="9.524cm" svg:x="1.059cm" svg:y="1.905cm" draw:page-number="21" presentation:class="page"/>
          <draw:frame draw:name="Google Shape;254;g8ceab6553a_0_17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Multiple Tables" draw:style-name="dp3" draw:master-page-name="TITLE_5f_AND_5f_BODY" presentation:presentation-page-layout-name="AL2T1">
        <draw:frame draw:name="Google Shape;262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sing Multiple Tables</text:span></text:p>
          </draw:text-box>
        </draw:frame>
        <draw:frame draw:name="Google Shape;263;p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So far we've only looked at one table per query. Many </text:span><text:span text:style-name="T5">problems require data from several tables - how do we do </text:span><text:span text:style-name="T5">that?</text:span></text:p>
            <text:p text:style-name="P9"><text:span text:style-name="T5">For example, if I want to phone or email customers who </text:span><text:span text:style-name="T5">have not paid their invoices - which tables do I need to look </text:span><text:span text:style-name="T5">at?</text:span></text:p>
          </draw:text-box>
        </draw:frame>
        <draw:custom-shape draw:name="Google Shape;264;p54" draw:style-name="gr7" draw:text-style-name="P14" xml:id="id2" draw:id="id2" draw:layer="layout" svg:width="21.694cm" svg:height="3.243cm" svg:x="1.674cm" svg:y="9.44cm">
          <text:p text:style-name="P20"><text:span text:style-name="T17">customers : to get name, phone and email</text:span></text:p>
          <text:p text:style-name="P20"><text:span text:style-name="T17">invoices : to get the paid flag plus the amount owed</text:span></text:p>
          <text:p text:style-name="P20"><text:span text:style-name="T17">reservations : to connect customers to invo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259;g3dabb08f66_2_82:notes" draw:style-name="gr1" draw:layer="layout" svg:width="16.932cm" svg:height="9.524cm" svg:x="1.059cm" svg:y="1.905cm" draw:page-number="22" presentation:class="page"/>
          <draw:frame draw:name="Google Shape;260;g3dabb08f66_2_8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ing Tables" draw:style-name="dp3" draw:master-page-name="TITLE_5f_AND_5f_BODY" presentation:presentation-page-layout-name="AL2T1">
        <draw:frame draw:name="Google Shape;269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oining Tables</text:span></text:p>
          </draw:text-box>
        </draw:frame>
        <draw:frame draw:name="Google Shape;270;p5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Use joins to combine data from more than one table. Joins </text:span><text:span text:style-name="T5">use column values to match rows in one table to rows in </text:span><text:span text:style-name="T5">another.</text:span></text:p>
            <text:p text:style-name="P9"><text:span text:style-name="T5">The join columns are usually referred to as foreign keys and </text:span><text:span text:style-name="T5">primary keys.</text:span></text:p>
          </draw:text-box>
        </draw:frame>
        <presentation:notes draw:style-name="dp2">
          <draw:page-thumbnail draw:name="Google Shape;266;g444e3f6c35_0_6:notes" draw:style-name="gr1" draw:layer="layout" svg:width="16.932cm" svg:height="9.524cm" svg:x="1.059cm" svg:y="1.905cm" draw:page-number="23" presentation:class="page"/>
          <draw:frame draw:name="Google Shape;267;g444e3f6c35_0_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s to get Data from Multiple Tables" draw:style-name="dp3" draw:master-page-name="TITLE_5f_AND_5f_BODY" presentation:presentation-page-layout-name="AL2T1">
        <draw:frame draw:name="Google Shape;275;p5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invoices</text:span></text:p>
            <text:p text:style-name="P9"><text:span text:style-name="T5"/></text:p>
            <text:p text:style-name="P9"><text:span text:style-name="T5"/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ervations</text:span></text:p>
          </draw:text-box>
        </draw:frame>
        <draw:frame draw:name="Google Shape;276;p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oins to get Data from Multiple Tables</text:span></text:p>
          </draw:text-box>
        </draw:frame>
        <draw:frame draw:name="Google Shape;277;p56" draw:style-name="standard" draw:layer="layout" svg:width="10.699cm" svg:height="3.653cm" svg:x="1.157cm" svg:y="4.4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8">id</text:span></text:p>
              </table:table-cell>
              <table:table-cell>
                <text:p text:style-name="P5"><text:span text:style-name="T18">res_id</text:span></text:p>
              </table:table-cell>
              <table:table-cell>
                <text:p text:style-name="P5"><text:span text:style-name="T18">total</text:span></text:p>
              </table:table-cell>
              <table:table-cell>
                <text:p text:style-name="P5"><text:span text:style-name="T18">paid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9">2</text:span></text:p>
              </table:table-cell>
              <table:table-cell>
                <text:p text:style-name="P5"><text:span text:style-name="T19">69</text:span></text:p>
              </table:table-cell>
              <table:table-cell>
                <text:p text:style-name="P5"><text:span text:style-name="T19">425.00</text:span></text:p>
              </table:table-cell>
              <table:table-cell>
                <text:p text:style-name="P5"><text:span text:style-name="T19">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9">13</text:span></text:p>
              </table:table-cell>
              <table:table-cell>
                <text:p text:style-name="P5"><text:span text:style-name="T19">73</text:span></text:p>
              </table:table-cell>
              <table:table-cell>
                <text:p text:style-name="P5"><text:span text:style-name="T19">246.00</text:span></text:p>
              </table:table-cell>
              <table:table-cell>
                <text:p text:style-name="P5"><text:span text:style-name="T1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78;p56" draw:style-name="standard" draw:layer="layout" svg:width="10.533cm" svg:height="3.653cm" svg:x="13.554cm" svg:y="7.932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18">id</text:span></text:p>
              </table:table-cell>
              <table:table-cell>
                <text:p text:style-name="P5"><text:span text:style-name="T18">cust_id</text:span></text:p>
              </table:table-cell>
              <table:table-cell>
                <text:p text:style-name="P5"><text:span text:style-name="T18">room_no</text:span></text:p>
              </table:table-cell>
              <table:table-cell>
                <text:p text:style-name="P5"><text:span text:style-name="T18">etc...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9">69</text:span></text:p>
              </table:table-cell>
              <table:table-cell>
                <text:p text:style-name="P5"><text:span text:style-name="T19">43</text:span></text:p>
              </table:table-cell>
              <table:table-cell>
                <text:p text:style-name="P5"><text:span text:style-name="T19">205</text:span></text:p>
              </table:table-cell>
              <table:table-cell>
                <text:p text:style-name="P5"><text:span text:style-name="T19">...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9">73</text:span></text:p>
              </table:table-cell>
              <table:table-cell>
                <text:p text:style-name="P5"><text:span text:style-name="T19">65</text:span></text:p>
              </table:table-cell>
              <table:table-cell>
                <text:p text:style-name="P5"><text:span text:style-name="T19">411</text:span></text:p>
              </table:table-cell>
              <table:table-cell>
                <text:p text:style-name="P5"><text:span text:style-name="T1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79;p56" draw:style-name="gr9" draw:text-style-name="P15" draw:layer="layout" svg:width="1.727cm" svg:height="1.274cm" svg:x="3.595cm" svg:y="5.7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;p56" draw:style-name="gr9" draw:text-style-name="P15" draw:layer="layout" svg:width="1.727cm" svg:height="1.274cm" svg:x="13.31cm" svg:y="9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1;p56" draw:style-name="gr48" draw:text-style-name="P23" draw:layer="layout" svg:width="2.806cm" svg:height="8.85cm" draw:transform="rotate (-1.5707963267949) translate (13.31cm 7.04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82;p56" draw:style-name="gr7" draw:text-style-name="P14" draw:layer="layout" svg:width="3.896cm" svg:height="2.449cm" svg:x="0.787cm" svg:y="8.322cm">
          <text:p text:style-name="P20"><text:span text:style-name="T20">Foreign Key</text:span><text:span text:style-name="T20"><text:line-break/></text:span><text:span text:style-name="T20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56" draw:style-name="gr7" draw:text-style-name="P14" draw:layer="layout" svg:width="3.258cm" svg:height="0.947cm" svg:x="10.115cm" svg:y="9.854cm">
          <text:p text:style-name="P20"><text:span text:style-name="T21">Primary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2;g3dabb08f66_2_88:notes" draw:style-name="gr1" draw:layer="layout" svg:width="16.932cm" svg:height="9.524cm" svg:x="1.059cm" svg:y="1.905cm" draw:page-number="24" presentation:class="page"/>
          <draw:frame draw:name="Google Shape;273;g3dabb08f66_2_88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eign &amp; Primary Keys" draw:style-name="dp3" draw:master-page-name="TITLE_5f_AND_5f_BODY" presentation:presentation-page-layout-name="AL2T1">
        <draw:frame draw:name="Google Shape;288;p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eign &amp; Primary Keys</text:span></text:p>
          </draw:text-box>
        </draw:frame>
        <draw:frame draw:name="Google Shape;289;p5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<text:s/></text:span></text:p>
          </draw:text-box>
        </draw:frame>
        <draw:custom-shape draw:name="Google Shape;290;p57" draw:style-name="gr3" draw:text-style-name="P24" draw:layer="layout" svg:width="11.599cm" svg:height="7.6cm" svg:x="0.866cm" svg:y="5.106cm">
          <text:p text:style-name="P13"><text:span text:style-name="T22">CREATE TABLE reservations (</text:span></text:p>
          <text:p text:style-name="P13"><text:span text:style-name="T22"><text:s text:c="2"/></text:span><text:span text:style-name="T22">id <text:s text:c="6"/>SERIAL PRIMARY KEY,</text:span></text:p>
          <text:p text:style-name="P13"><text:span text:style-name="T22"><text:s text:c="2"/></text:span><text:span text:style-name="T22">cust_id <text:s/>INTEGER NOT NULL</text:span></text:p>
          <text:p text:style-name="P13"><text:span text:style-name="T22"><text:s text:c="11"/></text:span><text:span text:style-name="T22">REFERENCES customers(id),</text:span></text:p>
          <text:p text:style-name="P13"><text:span text:style-name="T22"><text:s text:c="2"/></text:span><text:span text:style-name="T22">room_no <text:s/>INTEGER</text:span></text:p>
          <text:p text:style-name="P13"><text:span text:style-name="T22"><text:s text:c="11"/></text:span><text:span text:style-name="T22">REFERENCES rooms(room_no),</text:span></text:p>
          <text:p text:style-name="P13"><text:span text:style-name="T22"><text:s text:c="2"/></text:span><text:span text:style-name="T22">checkin_date <text:s/>DATE NOT NULL,</text:span></text:p>
          <text:p text:style-name="P13"><text:span text:style-name="T22"><text:s text:c="2"/></text:span><text:span text:style-name="T22">checkout_date DATE,</text:span></text:p>
          <text:p text:style-name="P13"><text:span text:style-name="T22"><text:s text:c="2"/></text:span><text:span text:style-name="T22">no_guests </text:span><text:span text:style-name="T22"><text:tab/></text:span><text:span text:style-name="T22">INTEGER,</text:span></text:p>
          <text:p text:style-name="P13"><text:span text:style-name="T22"><text:s text:c="2"/></text:span><text:span text:style-name="T22">booking_date <text:s/>DAT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57" draw:style-name="gr3" draw:text-style-name="P24" draw:layer="layout" svg:width="11.599cm" svg:height="7.6cm" svg:x="12.934cm" svg:y="5.106cm">
          <text:p text:style-name="P13"><text:span text:style-name="T22">CREATE TABLE invoices (</text:span></text:p>
          <text:p text:style-name="P13"><text:span text:style-name="T22"><text:s text:c="2"/></text:span><text:span text:style-name="T22">id <text:s text:c="10"/>SERIAL PRIMARY KEY,</text:span></text:p>
          <text:p text:style-name="P13"><text:span text:style-name="T22"><text:s text:c="2"/></text:span><text:span text:style-name="T22">res_id <text:s text:c="6"/>INTEGER NOT NULL</text:span></text:p>
          <text:p text:style-name="P13"><text:span text:style-name="T22"><text:s text:c="9"/></text:span><text:span text:style-name="T22">REFERENCES reservations(id),</text:span></text:p>
          <text:p text:style-name="P13"><text:span text:style-name="T22"><text:s text:c="2"/></text:span><text:span text:style-name="T22">total <text:s text:c="7"/>NUMERIC(10,2),</text:span></text:p>
          <text:p text:style-name="P13"><text:span text:style-name="T22"><text:s text:c="2"/></text:span><text:span text:style-name="T22">invoice_date DATE,</text:span></text:p>
          <text:p text:style-name="P13"><text:span text:style-name="T22"><text:s text:c="2"/></text:span><text:span text:style-name="T22">paid <text:s text:c="8"/>BOOLEAN DEFAULT FALSE</text:span></text:p>
          <text:p text:style-name="P13"><text:span text:style-name="T2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57" draw:style-name="gr49" draw:text-style-name="P15" draw:layer="layout" svg:width="2.164cm" svg:height="1.437cm" svg:x="1.049cm" svg:y="5.4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3;p57" draw:style-name="gr49" draw:text-style-name="P15" draw:layer="layout" svg:width="2.164cm" svg:height="1.437cm" svg:x="22.21cm" svg:y="6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4;p57" draw:style-name="gr50" draw:text-style-name="P23" draw:layer="layout" svg:width="21.255cm" svg:height="2.531cm" svg:x="1.996cm" svg:y="4.269cm">
          <text:p/>
          <draw:enhanced-geometry draw:mirror-horizontal="false" draw:mirror-vertical="false" svg:viewBox="0 0 0 0" drawooo:sub-view-size="306086 36465" draw:text-areas="0 0 ?f0 ?f1" draw:type="ooxml-non-primitive" draw:enhanced-path="M 306086 36465 C 299527 30721 310887 7142 266732 1998 222577 -3146 85609 3156 41154 5599 -3301 8043 6859 14816 0 16659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85;g8d9ed5a7ff_1_33:notes" draw:style-name="gr1" draw:layer="layout" svg:width="16.932cm" svg:height="9.524cm" svg:x="1.059cm" svg:y="1.905cm" draw:page-number="25" presentation:class="page"/>
          <draw:frame draw:name="Google Shape;286;g8d9ed5a7ff_1_33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ing Tables to Combine Rows" draw:style-name="dp3" draw:master-page-name="TITLE_5f_AND_5f_BODY" presentation:presentation-page-layout-name="AL2T1">
        <draw:frame draw:name="Google Shape;299;p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oining Tables to Combine Rows</text:span></text:p>
          </draw:text-box>
        </draw:frame>
        <draw:frame draw:name="Google Shape;300;p5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For example, to join reservations and invoices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Notice:</text:span><text:span text:style-name="T5"><text:tab/></text:span><text:span text:style-name="T5">New keyword JOIN with ON (</text:span><text:span text:style-name="T23">predicate</text:span><text:span text:style-name="T5">)</text:span></text:p>
            <text:p text:style-name="P9"><text:span text:style-name="T5"><text:tab/></text:span><text:span text:style-name="T5"><text:tab/></text:span><text:span text:style-name="T5"><text:tab/></text:span><text:span text:style-name="T5">Table aliases (r and i) used to qualify columns</text:span></text:p>
            <text:p text:style-name="P9"><text:span text:style-name="T5"><text:tab/></text:span><text:span text:style-name="T5"><text:tab/></text:span><text:span text:style-name="T5"><text:tab/></text:span><text:span text:style-name="T5">JOIN is part of the FROM clause in SELECT</text:span></text:p>
          </draw:text-box>
        </draw:frame>
        <draw:custom-shape draw:name="Google Shape;301;p58" draw:style-name="gr51" draw:text-style-name="P25" draw:layer="layout" svg:width="23.16cm" svg:height="3.186cm" svg:x="1.12cm" svg:y="5.014cm">
          <text:p text:style-name="P13"><text:span text:style-name="T24">SELECT r.cust_id, r.room_no, i.invoice_date, i.total</text:span></text:p>
          <text:p text:style-name="P13"><text:span text:style-name="T24"><text:s text:c="2"/></text:span><text:span text:style-name="T24">FROM reservations r JOIN</text:span></text:p>
          <text:p text:style-name="P13"><text:span text:style-name="T24"><text:s text:c="7"/></text:span><text:span text:style-name="T24">invoices i ON (r.id = i.res_i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2;p58" xml:id="id3" draw:id="id3">
          <draw:custom-shape draw:name="Google Shape;303;p58" draw:style-name="gr52" draw:text-style-name="P15" draw:layer="layout" svg:width="2.37cm" svg:height="1.295cm" svg:x="10.329cm" svg:y="5.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04;p58" draw:style-name="gr52" draw:text-style-name="P15" draw:layer="layout" svg:width="1.295cm" svg:height="1.295cm" svg:x="8.774cm" svg:y="6.7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305;p58" xml:id="id4" draw:id="id4">
          <draw:custom-shape draw:name="Google Shape;306;p58" draw:style-name="gr52" draw:text-style-name="P15" draw:layer="layout" svg:width="1.295cm" svg:height="1.295cm" svg:x="9.409cm" svg:y="5.7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07;p58" draw:style-name="gr52" draw:text-style-name="P15" draw:layer="layout" svg:width="1.295cm" svg:height="1.295cm" svg:x="7.716cm" svg:y="6.7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308;p58" xml:id="id5" draw:id="id5">
          <draw:custom-shape draw:name="Google Shape;309;p58" draw:style-name="gr52" draw:text-style-name="P15" draw:layer="layout" svg:width="1.295cm" svg:height="1.295cm" svg:x="3.906cm" svg:y="4.8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10;p58" draw:style-name="gr52" draw:text-style-name="P15" draw:layer="layout" svg:width="1.295cm" svg:height="1.295cm" svg:x="8.562cm" svg:y="4.8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11;p58" draw:style-name="gr52" draw:text-style-name="P15" draw:layer="layout" svg:width="1.295cm" svg:height="1.295cm" svg:x="13.219cm" svg:y="4.8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12;p58" draw:style-name="gr52" draw:text-style-name="P15" draw:layer="layout" svg:width="1.295cm" svg:height="1.295cm" svg:x="19.992cm" svg:y="4.8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13;p58" draw:style-name="gr52" draw:text-style-name="P15" draw:layer="layout" svg:width="1.295cm" svg:height="1.295cm" svg:x="10.256cm" svg:y="6.7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14;p58" draw:style-name="gr52" draw:text-style-name="P15" draw:layer="layout" svg:width="1.295cm" svg:height="1.295cm" svg:x="13.219cm" svg:y="6.7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296;g3dabb08f66_2_94:notes" draw:style-name="gr1" draw:layer="layout" svg:width="16.932cm" svg:height="9.524cm" svg:x="1.059cm" svg:y="1.905cm" draw:page-number="26" presentation:class="page"/>
          <draw:frame draw:name="Google Shape;297;g3dabb08f66_2_9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 with Other Clauses" draw:style-name="dp3" draw:master-page-name="TITLE_5f_AND_5f_BODY" presentation:presentation-page-layout-name="AL2T1">
        <draw:frame draw:name="Google Shape;319;p5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oin with Other Clauses</text:span></text:p>
          </draw:text-box>
        </draw:frame>
        <draw:frame draw:name="Google Shape;320;p5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use JOIN to define the combined row source then you </text:span><text:span text:style-name="T5">can also use WHERE, DISTINCT, ORDER BY, GROUP, </text:span><text:span text:style-name="T5">etc...</text:span></text:p>
          </draw:text-box>
        </draw:frame>
        <draw:custom-shape draw:name="Google Shape;321;p59" draw:style-name="gr3" draw:text-style-name="P24" draw:layer="layout" svg:width="23.16cm" svg:height="5.878cm" svg:x="1.12cm" svg:y="6.1cm">
          <text:p text:style-name="P13"><text:span text:style-name="T24">SELECT r.cust_id, r.room_no, i.invoice_date, i.total</text:span></text:p>
          <text:p text:style-name="P13"><text:span text:style-name="T24"><text:s text:c="2"/></text:span><text:span text:style-name="T24">FROM reservations r JOIN</text:span></text:p>
          <text:p text:style-name="P13"><text:span text:style-name="T24"><text:s text:c="7"/></text:span><text:span text:style-name="T24">invoices i ON (i.res_id = r.id)</text:span></text:p>
          <text:p text:style-name="P13"><text:span text:style-name="T24"><text:s text:c="2"/></text:span><text:span text:style-name="T24">WHERE r.checkin_date &gt; '2018-07-01'</text:span></text:p>
          <text:p text:style-name="P13"><text:span text:style-name="T24"><text:s text:c="4"/></text:span><text:span text:style-name="T24">AND i.total &lt; 500</text:span></text:p>
          <text:p text:style-name="P13"><text:span text:style-name="T24"><text:s text:c="2"/></text:span><text:span text:style-name="T24">ORDER BY i.invoice_date DESC, r.cust_id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3dabb08f66_2_111:notes" draw:style-name="gr1" draw:layer="layout" svg:width="16.932cm" svg:height="9.524cm" svg:x="1.059cm" svg:y="1.905cm" draw:page-number="27" presentation:class="page"/>
          <draw:frame draw:name="Google Shape;317;g3dabb08f66_2_111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 with More Tables" draw:style-name="dp3" draw:master-page-name="TITLE_5f_AND_5f_BODY" presentation:presentation-page-layout-name="AL2T1">
        <draw:frame draw:name="Google Shape;326;p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oin with More Tables</text:span></text:p>
          </draw:text-box>
        </draw:frame>
        <draw:frame draw:name="Google Shape;327;p6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Multi-table joins are very common in SQL, for example:</text:span></text:p>
          </draw:text-box>
        </draw:frame>
        <draw:custom-shape draw:name="Google Shape;328;p60" draw:style-name="gr3" draw:text-style-name="P24" draw:layer="layout" svg:width="23.16cm" svg:height="6.475cm" svg:x="1.12cm" svg:y="4.833cm">
          <text:p text:style-name="P13"><text:span text:style-name="T25">SELECT c.name, c.phone, c.email, i.invoice_date, i.total</text:span></text:p>
          <text:p text:style-name="P13"><text:span text:style-name="T25"><text:s text:c="2"/></text:span><text:span text:style-name="T25">FROM customers c JOIN</text:span></text:p>
          <text:p text:style-name="P13"><text:span text:style-name="T25"><text:s text:c="7"/></text:span><text:span text:style-name="T25">reservations r ON (r.cust_id = c.id) JOIN</text:span></text:p>
          <text:p text:style-name="P13"><text:span text:style-name="T25"><text:s text:c="7"/></text:span><text:span text:style-name="T25">invoices i ON (r.id = i.res_id)</text:span></text:p>
          <text:p text:style-name="P13"><text:span text:style-name="T25"><text:s text:c="2"/></text:span><text:span text:style-name="T25">WHERE i.invoice_date &lt; current_date - interval '1 month'</text:span></text:p>
          <text:p text:style-name="P13"><text:span text:style-name="T25"><text:tab/></text:span><text:span text:style-name="T25"> </text:span><text:span text:style-name="T25">AND i.paid = FALSE</text:span></text:p>
          <text:p text:style-name="P13"><text:span text:style-name="T25"><text:s text:c="2"/></text:span><text:span text:style-name="T25">ORDER BY i.invoice_date DESC, c.id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3;g3dabb08f66_2_117:notes" draw:style-name="gr1" draw:layer="layout" svg:width="16.932cm" svg:height="9.524cm" svg:x="1.059cm" svg:y="1.905cm" draw:page-number="28" presentation:class="page"/>
          <draw:frame draw:name="Google Shape;324;g3dabb08f66_2_11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JOIN" draw:style-name="dp9" draw:master-page-name="TITLE_5f_AND_5f_BODY" presentation:presentation-page-layout-name="AL2T1">
        <draw:frame draw:name="Google Shape;333;p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 Using JOIN</text:span></text:p>
          </draw:text-box>
        </draw:frame>
        <draw:frame draw:name="Google Shape;334;p61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5">
              <text:list-item>
                <text:p text:style-name="P7"><text:span text:style-name="T5">Find the customer details for all customers who have </text:span><text:span text:style-name="T5">occupied room 111.</text:span></text:p>
              </text:list-item>
              <text:list-item>
                <text:p text:style-name="P7"><text:span text:style-name="T5">List the customer name, room details (no., type and </text:span><text:span text:style-name="T5">rate), nights stay and departure dates for all UK </text:span><text:span text:style-name="T5">customers.</text:span></text:p>
              </text:list-item>
              <text:list-item>
                <text:p text:style-name="P7"><text:span text:style-name="T5">List name, phone and email along with all reservations </text:span><text:span text:style-name="T5">and invoices for customer Mary Saveley.</text:span></text:p>
              </text:list-item>
            </text:list>
          </draw:text-box>
        </draw:frame>
        <presentation:notes draw:style-name="dp2">
          <draw:page-thumbnail draw:name="Google Shape;330;g3dabb08f66_2_106:notes" draw:style-name="gr1" draw:layer="layout" svg:width="16.932cm" svg:height="9.524cm" svg:x="1.059cm" svg:y="1.905cm" draw:page-number="29" presentation:class="page"/>
          <draw:frame draw:name="Google Shape;331;g3dabb08f66_2_10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Vexing Question of NULL" draw:style-name="dp3" draw:master-page-name="simple-light-2" presentation:presentation-page-layout-name="AL2T1">
        <draw:frame draw:name="Google Shape;339;p62" presentation:style-name="pr3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Vexing Question of NULL</text:span></text:p>
          </draw:text-box>
        </draw:frame>
        <draw:frame draw:name="Google Shape;340;p62" presentation:style-name="pr35" draw:text-style-name="P26" draw:layer="layout" svg:width="23.825cm" svg:height="9.489cm" svg:x="0.866cm" svg:y="3.201cm" presentation:class="outline" presentation:user-transformed="true">
          <draw:text-box>
            <text:p text:style-name="P9"><text:span text:style-name="T5">A column can be assigned a NULL value to indicate it has no </text:span><text:span text:style-name="T5">value. Because NULL is 'no value' it cannot be compared to </text:span><text:span text:style-name="T5">anything else. You will never get any results from:</text:span></text:p>
            <text:p text:style-name="P9"><text:span text:style-name="T5"><text:tab/></text:span><text:span text:style-name="T24">WHERE postcode = NULL</text:span></text:p>
            <text:p text:style-name="P9"><text:span text:style-name="T26">Nor will you get results from:</text:span></text:p>
            <text:p text:style-name="P9"><text:span text:style-name="T27"><text:tab/></text:span><text:span text:style-name="T24">WHERE postcode != NULL</text:span></text:p>
            <text:p text:style-name="P9"><text:span text:style-name="T26">Instead you must use:</text:span></text:p>
            <text:p text:style-name="P9"><text:span text:style-name="T10"><text:s text:c="2"/></text:span><text:span text:style-name="T24">WHERE postcode IS NULL</text:span><text:span text:style-name="T28"> </text:span><text:span text:style-name="T26"><text:s/>or </text:span><text:span text:style-name="T28"><text:s/></text:span><text:span text:style-name="T24">WHERE postcode IS NOT </text:span><text:span text:style-name="T24">NULL</text:span></text:p>
          </draw:text-box>
        </draw:frame>
        <presentation:notes draw:style-name="dp2">
          <draw:page-thumbnail draw:name="Google Shape;336;g8ceab6553a_0_97:notes" draw:style-name="gr1" draw:layer="layout" svg:width="16.932cm" svg:height="9.524cm" svg:x="1.059cm" svg:y="1.905cm" draw:page-number="30" presentation:class="page"/>
          <draw:frame draw:name="Google Shape;337;g8ceab6553a_0_97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LL (continued)" draw:style-name="dp3" draw:master-page-name="simple-light-2" presentation:presentation-page-layout-name="AL2T1">
        <draw:frame draw:name="Google Shape;345;p63" presentation:style-name="pr3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ULL (continued)</text:span></text:p>
          </draw:text-box>
        </draw:frame>
        <draw:frame draw:name="Google Shape;346;p63" presentation:style-name="pr35" draw:text-style-name="P26" draw:layer="layout" svg:width="23.667cm" svg:height="9.489cm" svg:x="0.866cm" svg:y="3.201cm" presentation:class="outline" presentation:user-transformed="true">
          <draw:text-box>
            <text:p text:style-name="P9"><text:span text:style-name="T5">If you try to join tables and one of the join columns contains </text:span><text:span text:style-name="T5">NULL the join won't match those values.</text:span></text:p>
            <text:p text:style-name="P9"><text:span text:style-name="T5">To find matching NULL values you would have to use:</text:span></text:p>
            <text:p text:style-name="P27"><text:span text:style-name="T29">ON (a.col = b.col OR</text:span></text:p>
            <text:p text:style-name="P27"><text:span text:style-name="T29"><text:s text:c="4"/></text:span><text:span text:style-name="T29">a.col IS NULL AND b.col IS NULL)</text:span></text:p>
            <text:p text:style-name="P9"><text:span text:style-name="T5"/></text:p>
            <text:p text:style-name="P9"><text:span text:style-name="T30">WARNING: This is not a sensible situation - join columns </text:span><text:span text:style-name="T30">should not include NULL values (see Primary Keys above)</text:span></text:p>
          </draw:text-box>
        </draw:frame>
        <presentation:notes draw:style-name="dp2">
          <draw:page-thumbnail draw:name="Google Shape;342;g8ceab6553a_0_102:notes" draw:style-name="gr1" draw:layer="layout" svg:width="16.932cm" svg:height="9.524cm" svg:x="1.059cm" svg:y="1.905cm" draw:page-number="31" presentation:class="page"/>
          <draw:frame draw:name="Google Shape;343;g8ceab6553a_0_10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or Updating a Column to NULL" draw:style-name="dp3" draw:master-page-name="simple-light-2" presentation:presentation-page-layout-name="AL2T1">
        <draw:frame draw:name="Google Shape;351;p64" presentation:style-name="pr3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erting or Updating a Column to NULL</text:span></text:p>
          </draw:text-box>
        </draw:frame>
        <draw:frame draw:name="Google Shape;352;p64" presentation:style-name="pr35" draw:text-style-name="P26" draw:layer="layout" svg:width="23.667cm" svg:height="9.489cm" svg:x="0.866cm" svg:y="3.201cm" presentation:class="outline" presentation:user-transformed="true">
          <draw:text-box>
            <text:p text:style-name="P9"><text:span text:style-name="T5">You can explicitly provide NULL as a value in INSERT and </text:span><text:span text:style-name="T5">UPDATE statements:</text:span></text:p>
            <text:p text:style-name="P9"><text:span text:style-name="T5"/></text:p>
          </draw:text-box>
        </draw:frame>
        <draw:custom-shape draw:name="Google Shape;353;p64" draw:style-name="gr3" draw:text-style-name="P24" draw:layer="layout" svg:width="23.16cm" svg:height="3.067cm" svg:x="1.12cm" svg:y="5.7cm">
          <text:p text:style-name="P13"><text:span text:style-name="T24">INSERT INTO rooms </text:span></text:p>
          <text:p text:style-name="P13"><text:span text:style-name="T24"><text:s text:c="4"/></text:span><text:span text:style-name="T24">(room_no, rate, room_type, no_guests)</text:span></text:p>
          <text:p text:style-name="P13"><text:span text:style-name="T24"><text:s text:c="2"/></text:span><text:span text:style-name="T24">VALUES (213, 95.00, NULL, 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4" draw:style-name="gr3" draw:text-style-name="P24" draw:layer="layout" svg:width="23.16cm" svg:height="3.067cm" svg:x="1.12cm" svg:y="9.623cm">
          <text:p text:style-name="P13"><text:span text:style-name="T24">UPDATE rooms SET room_type = NULL, no_guests = NULL</text:span></text:p>
          <text:p text:style-name="P13"><text:span text:style-name="T24"><text:s text:c="2"/></text:span><text:span text:style-name="T24">WHERE room_no = 204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8;g8ceab6553a_0_107:notes" draw:style-name="gr1" draw:layer="layout" svg:width="16.932cm" svg:height="9.524cm" svg:x="1.059cm" svg:y="1.905cm" draw:page-number="32" presentation:class="page"/>
          <draw:frame draw:name="Google Shape;349;g8ceab6553a_0_107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Functions for NULL Values" draw:style-name="dp3" draw:master-page-name="simple-light-2" presentation:presentation-page-layout-name="AL2T1">
        <draw:frame draw:name="Google Shape;359;p65" presentation:style-name="pr3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QL Functions for NULL Values</text:span></text:p>
          </draw:text-box>
        </draw:frame>
        <draw:frame draw:name="Google Shape;360;p65" presentation:style-name="pr35" draw:text-style-name="P26" draw:layer="layout" svg:width="23.667cm" svg:height="9.489cm" svg:x="0.866cm" svg:y="3.201cm" presentation:class="outline" presentation:user-transformed="true">
          <draw:text-box>
            <text:p text:style-name="P9"><text:span text:style-name="T5">The coalesce(x, y) function can replace a NULL value with </text:span><text:span text:style-name="T5">something else, perhaps more meaningful:</text:span></text:p>
            <text:p text:style-name="P9"><text:span text:style-name="T29"/></text:p>
            <text:p text:style-name="P9"><text:span text:style-name="T29"/></text:p>
          </draw:text-box>
        </draw:frame>
        <draw:custom-shape draw:name="Google Shape;361;p65" draw:style-name="gr3" draw:text-style-name="P24" draw:layer="layout" svg:width="23.16cm" svg:height="4.054cm" svg:x="1.12cm" svg:y="5.7cm">
          <text:p text:style-name="P13"><text:span text:style-name="T24">SELECT room_no, rate, </text:span></text:p>
          <text:p text:style-name="P28"><text:span text:style-name="T24"><text:s/></text:span><text:span text:style-name="T24">coalesce(room_type, 'None') as type</text:span></text:p>
          <text:p text:style-name="P13"><text:span text:style-name="T24"><text:s text:c="2"/></text:span><text:span text:style-name="T24">FROM rooms</text:span></text:p>
          <text:p text:style-name="P13"><text:span text:style-name="T24"><text:s text:c="2"/></text:span><text:span text:style-name="T24">WHERE no_guests IS NULL;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6;g8ceab6553a_0_114:notes" draw:style-name="gr1" draw:layer="layout" svg:width="16.932cm" svg:height="9.524cm" svg:x="1.059cm" svg:y="1.905cm" draw:page-number="33" presentation:class="page"/>
          <draw:frame draw:name="Google Shape;357;g8ceab6553a_0_114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0" draw:master-page-name="TITLE_5f_AND_5f_BODY" presentation:presentation-page-layout-name="AL2T1">
        <draw:frame draw:name="Google Shape;366;p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367;p6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Which customers have not yet provided a phone </text:span><text:span text:style-name="T5">number?</text:span></text:p>
              </text:list-item>
              <text:list-item>
                <text:p text:style-name="P7"><text:span text:style-name="T5">Update room 304 such that it does not have a </text:span><text:span text:style-name="T5">room_type.</text:span></text:p>
              </text:list-item>
              <text:list-item>
                <text:p text:style-name="P7"><text:span text:style-name="T5">List customers who have reservations replacing the room </text:span><text:span text:style-name="T5">number with 'Not Assigned' if it is NULL.</text:span></text:p>
              </text:list-item>
            </text:list>
          </draw:text-box>
        </draw:frame>
        <presentation:notes draw:style-name="dp2">
          <draw:page-thumbnail draw:name="Google Shape;363;g8ceab6553a_0_120:notes" draw:style-name="gr1" draw:layer="layout" svg:width="16.932cm" svg:height="9.524cm" svg:x="1.059cm" svg:y="1.905cm" draw:page-number="34" presentation:class="page"/>
          <draw:frame draw:name="Google Shape;364;g8ceab6553a_0_120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Table" draw:style-name="dp3" draw:master-page-name="TITLE_5f_AND_5f_BODY" presentation:presentation-page-layout-name="AL2T1">
        <draw:frame draw:name="Google Shape;372;p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a Table</text:span></text:p>
          </draw:text-box>
        </draw:frame>
        <draw:frame draw:name="Google Shape;373;p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use the CREATE TABLE command to create a new </text:span><text:span text:style-name="T5">table, which has the form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4"/></text:p>
            <text:p text:style-name="P9"><text:span text:style-name="T31">You may never need to do this (most database designs are created by </text:span><text:span text:style-name="T31">specialists before you need to use them).</text:span></text:p>
            <text:p text:style-name="P9"><text:span text:style-name="T4"/></text:p>
            <text:p text:style-name="P9"><text:span text:style-name="T5"/></text:p>
          </draw:text-box>
        </draw:frame>
        <draw:custom-shape draw:name="Google Shape;374;p67" draw:style-name="gr53" draw:text-style-name="P24" draw:layer="layout" svg:width="23.087cm" svg:height="4.963cm" svg:x="1.156cm" svg:y="5.843cm">
          <text:p text:style-name="P20"><text:span text:style-name="T32">CREATE TABLE inventory (</text:span></text:p>
          <text:p text:style-name="P20"><text:span text:style-name="T32"><text:s text:c="2"/></text:span><text:span text:style-name="T32">id <text:s text:c="11"/>SERIAL PRIMARY KEY,</text:span></text:p>
          <text:p text:style-name="P20"><text:span text:style-name="T32"><text:s text:c="2"/></text:span><text:span text:style-name="T32">description <text:s text:c="2"/>VARCHAR(30) NOT NULL,</text:span></text:p>
          <text:p text:style-name="P20"><text:span text:style-name="T32"><text:s text:c="2"/></text:span><text:span text:style-name="T32">cost <text:s text:c="9"/>NUMERIC(6,2)</text:span></text:p>
          <text:p text:style-name="P20"><text:span text:style-name="T32"><text:s text:c="2"/></text:span><text:span text:style-name="T3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9;g8ca7952808_0_82:notes" draw:style-name="gr1" draw:layer="layout" svg:width="16.932cm" svg:height="9.524cm" svg:x="1.059cm" svg:y="1.905cm" draw:page-number="35" presentation:class="page"/>
          <draw:frame draw:name="Google Shape;370;g8ca7952808_0_82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ing Tables and Columns" draw:style-name="dp3" draw:master-page-name="TITLE_5f_AND_5f_BODY" presentation:presentation-page-layout-name="AL2T1">
        <draw:frame draw:name="Google Shape;379;p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aming Tables and Columns</text:span></text:p>
          </draw:text-box>
        </draw:frame>
        <draw:frame draw:name="Google Shape;380;p6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Give the name of the table (e.g. </text:span><text:span text:style-name="T29">inventory</text:span><text:span text:style-name="T5">) followed by </text:span><text:span text:style-name="T5">the column definitions in parentheses.</text:span></text:p>
            <text:p text:style-name="P9"><text:span text:style-name="T7"/></text:p>
            <text:p text:style-name="P9"><text:span text:style-name="T5">Names of tables and columns must start with a letter, can </text:span><text:span text:style-name="T5">include letters, digits and underscore (_) up to 64 bytes long </text:span><text:span text:style-name="T5">(in PostgreSQL).</text:span></text:p>
            <text:p text:style-name="P9"><text:span text:style-name="T7"/></text:p>
            <text:p text:style-name="P9"><text:span text:style-name="T5">Names are not case sensitive, so </text:span><text:span text:style-name="T33">NAME</text:span><text:span text:style-name="T26">, </text:span><text:span text:style-name="T33">name</text:span><text:span text:style-name="T26"> and </text:span><text:span text:style-name="T33">NaMe</text:span><text:span text:style-name="T26"> are </text:span><text:span text:style-name="T26">the same.</text:span></text:p>
          </draw:text-box>
        </draw:frame>
        <presentation:notes draw:style-name="dp2">
          <draw:page-thumbnail draw:name="Google Shape;376;g8ca7952808_0_88:notes" draw:style-name="gr1" draw:layer="layout" svg:width="16.932cm" svg:height="9.524cm" svg:x="1.059cm" svg:y="1.905cm" draw:page-number="36" presentation:class="page"/>
          <draw:frame draw:name="Google Shape;377;g8ca7952808_0_88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s of Columns" draw:style-name="dp3" draw:master-page-name="TITLE_5f_AND_5f_BODY" presentation:presentation-page-layout-name="AL2T1">
        <draw:frame draw:name="Google Shape;385;p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ta Types of Columns</text:span></text:p>
          </draw:text-box>
        </draw:frame>
        <draw:frame draw:name="Google Shape;386;p6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5">In our example the </text:span><text:span text:style-name="T29">id</text:span><text:span text:style-name="T5"> column has a datatype of SERIAL, </text:span><text:span text:style-name="T5">which creates an autoincrementing integer.</text:span></text:p>
              </text:list-item>
              <text:list-item>
                <text:p text:style-name="P7"><text:span text:style-name="T5">The </text:span><text:span text:style-name="T29">id</text:span><text:span text:style-name="T5"> column is also designated PRIMARY KEY, which </text:span><text:span text:style-name="T5">ensures it contains a unique value across the table.</text:span></text:p>
              </text:list-item>
              <text:list-item>
                <text:p text:style-name="P7"><text:span text:style-name="T5">The </text:span><text:span text:style-name="T29">description</text:span><text:span text:style-name="T5"> column is VARCHAR(30) = variable </text:span><text:span text:style-name="T5">length character data, maximum of 30 characters.</text:span></text:p>
              </text:list-item>
              <text:list-item>
                <text:p text:style-name="P7"><text:span text:style-name="T5">The </text:span><text:span text:style-name="T29">cost</text:span><text:span text:style-name="T5"> column is NUMERIC(6,2) = lossless number </text:span><text:span text:style-name="T5">with 6 digits, 2 of which are fractional, e.g. 2345.67</text:span></text:p>
              </text:list-item>
            </text:list>
          </draw:text-box>
        </draw:frame>
        <presentation:notes draw:style-name="dp2">
          <draw:page-thumbnail draw:name="Google Shape;382;g8ca7952808_0_93:notes" draw:style-name="gr1" draw:layer="layout" svg:width="16.932cm" svg:height="9.524cm" svg:x="1.059cm" svg:y="1.905cm" draw:page-number="37" presentation:class="page"/>
          <draw:frame draw:name="Google Shape;383;g8ca7952808_0_93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Common Data Types" draw:style-name="dp3" draw:master-page-name="TITLE_5f_AND_5f_BODY" presentation:presentation-page-layout-name="AL2T1">
        <draw:frame draw:name="Google Shape;391;p7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ther Common Data Types</text:span></text:p>
          </draw:text-box>
        </draw:frame>
        <draw:frame draw:name="Google Shape;392;p7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SQL provides several standard data types, including:</text:span></text:p>
            <text:p text:style-name="P9"><text:span text:style-name="T5">DATE</text:span><text:span text:style-name="T5"><text:tab/></text:span><text:span text:style-name="T5"><text:tab/></text:span><text:span text:style-name="T5"><text:tab/></text:span><text:span text:style-name="T5"><text:tab/></text:span><text:span text:style-name="T5">dates (no time component)</text:span></text:p>
            <text:p text:style-name="P9"><text:span text:style-name="T5">TIMESTAMP</text:span><text:span text:style-name="T5"><text:tab/></text:span><text:span text:style-name="T5"><text:tab/></text:span><text:span text:style-name="T5">date and time (accurate to millisecs)</text:span></text:p>
            <text:p text:style-name="P9"><text:span text:style-name="T5">BOOLEAN</text:span><text:span text:style-name="T5"><text:tab/></text:span><text:span text:style-name="T5"><text:tab/></text:span><text:span text:style-name="T5">true, false or null</text:span></text:p>
            <text:p text:style-name="P9"><text:span text:style-name="T5">TEXT</text:span><text:span text:style-name="T5"><text:tab/></text:span><text:span text:style-name="T5"><text:tab/></text:span><text:span text:style-name="T5"><text:tab/></text:span><text:span text:style-name="T5"><text:tab/></text:span><text:span text:style-name="T5">variable length with no maximum size</text:span></text:p>
            <text:p text:style-name="P9"><text:span text:style-name="T5">etc…</text:span></text:p>
            <text:p text:style-name="P9"><text:span text:style-name="T5">For more info refer to the PostgreSQL documentation:</text:span></text:p>
            <text:p text:style-name="P9"><text:span text:style-name="T34"><text:a xlink:href="https://www.postgresql.org/docs/12/datatype.html" xlink:type="simple">https://www.postgresql.org/docs/12/datatype.html</text:a></text:span><text:span text:style-name="T5"><text:s/></text:span></text:p>
            <text:p text:style-name="P9"><text:span text:style-name="T5"/></text:p>
          </draw:text-box>
        </draw:frame>
        <presentation:notes draw:style-name="dp2">
          <draw:page-thumbnail draw:name="Google Shape;388;g8ca7952808_0_98:notes" draw:style-name="gr1" draw:layer="layout" svg:width="16.932cm" svg:height="9.524cm" svg:x="1.059cm" svg:y="1.905cm" draw:page-number="38" presentation:class="page"/>
          <draw:frame draw:name="Google Shape;389;g8ca7952808_0_98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a Table Definition" draw:style-name="dp3" draw:master-page-name="TITLE_5f_AND_5f_BODY" presentation:presentation-page-layout-name="AL2T1">
        <draw:frame draw:name="Google Shape;397;p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nging a Table Definition</text:span></text:p>
          </draw:text-box>
        </draw:frame>
        <draw:frame draw:name="Google Shape;398;p71" presentation:style-name="pr5" draw:text-style-name="P8" draw:layer="layout" svg:width="23.667cm" svg:height="9.489cm" svg:x="0.866cm" svg:y="3.168cm" presentation:class="outline" presentation:user-transformed="true">
          <draw:text-box>
            <text:p text:style-name="P9"><text:span text:style-name="T5">You can use the ALTER TABLE command:</text:span></text:p>
            <text:p text:style-name="P9"><text:span text:style-name="T5"/></text:p>
            <text:p text:style-name="P9"><text:span text:style-name="T5"/></text:p>
            <text:p text:style-name="P9"><text:span text:style-name="T5">To remove a column completely, use:</text:span></text:p>
            <text:p text:style-name="P9"><text:span text:style-name="T29"/></text:p>
          </draw:text-box>
        </draw:frame>
        <draw:custom-shape draw:name="Google Shape;399;p71" draw:style-name="gr53" draw:text-style-name="P24" draw:layer="layout" svg:width="23.087cm" svg:height="1.349cm" svg:x="0.866cm" svg:y="4.662cm">
          <text:p text:style-name="P20"><text:span text:style-name="T35">ALTER TABLE inventory ADD COLUMN room_no INTEGER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71" draw:style-name="gr53" draw:text-style-name="P24" draw:layer="layout" svg:width="23.087cm" svg:height="1.349cm" svg:x="0.866cm" svg:y="8.048cm">
          <text:p text:style-name="P20"><text:span text:style-name="T35">ALTER TABLE customers DROP COLUMN pho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8ceab6553a_0_135:notes" draw:style-name="gr1" draw:layer="layout" svg:width="16.932cm" svg:height="9.524cm" svg:x="1.059cm" svg:y="1.905cm" draw:page-number="39" presentation:class="page"/>
          <draw:frame draw:name="Google Shape;395;g8ceab6553a_0_135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1" draw:master-page-name="TITLE_5f_AND_5f_BODY" presentation:presentation-page-layout-name="AL2T1">
        <draw:frame draw:name="Google Shape;405;p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406;p7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Create a table for charge points. This must record the </text:span><text:span text:style-name="T5">hotel shops, bars, cafes and restaurants that a customer </text:span><text:span text:style-name="T5">can use during their stay.</text:span></text:p>
              </text:list-item>
              <text:list-item>
                <text:p text:style-name="P29"><text:span text:style-name="T5">Include an autoincrementing primary key</text:span></text:p>
              </text:list-item>
              <text:list-item>
                <text:p text:style-name="P29"><text:span text:style-name="T5">Include the charge point name, a description and </text:span><text:span text:style-name="T5">maximum customer credit value</text:span></text:p>
              </text:list-item>
              <text:list-item>
                <text:p text:style-name="P29"><text:span text:style-name="T5">Insert charge points for 'Shop', 'Pool Bar', 'Elysium </text:span><text:span text:style-name="T5">Restaurant' and 'Room Service' with credit limits of </text:span><text:span text:style-name="T5">£1000 for each.</text:span></text:p>
              </text:list-item>
            </text:list>
          </draw:text-box>
        </draw:frame>
        <presentation:notes draw:style-name="dp2">
          <draw:page-thumbnail draw:name="Google Shape;402;g8ca7952808_0_103:notes" draw:style-name="gr1" draw:layer="layout" svg:width="16.932cm" svg:height="9.524cm" svg:x="1.059cm" svg:y="1.905cm" draw:page-number="40" presentation:class="page"/>
          <draw:frame draw:name="Google Shape;403;g8ca7952808_0_103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2" draw:master-page-name="TITLE_5f_AND_5f_BODY" presentation:presentation-page-layout-name="AL2T1">
        <draw:frame draw:name="Google Shape;411;p7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412;p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29"><text:span text:style-name="T5">Create a new table, charge_items, that records customer </text:span><text:span text:style-name="T5">transactions charged to their room. This table must </text:span><text:span text:style-name="T5">reference the customers table and the new charge points </text:span><text:span text:style-name="T5">table as well as recording the amount, the date and time </text:span><text:span text:style-name="T5">of the transaction and any customer comments.</text:span></text:p>
              </text:list-item>
            </text:list>
          </draw:text-box>
        </draw:frame>
        <presentation:notes draw:style-name="dp2">
          <draw:page-thumbnail draw:name="Google Shape;408;g8ceab6553a_0_179:notes" draw:style-name="gr1" draw:layer="layout" svg:width="16.932cm" svg:height="9.524cm" svg:x="1.059cm" svg:y="1.905cm" draw:page-number="41" presentation:class="page"/>
          <draw:frame draw:name="Google Shape;409;g8ceab6553a_0_179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ng Primary Keys" draw:style-name="dp3" draw:master-page-name="TITLE_5f_AND_5f_BODY" presentation:presentation-page-layout-name="AL2T1">
        <draw:frame draw:name="Google Shape;417;p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fining Primary Keys</text:span></text:p>
          </draw:text-box>
        </draw:frame>
        <draw:frame draw:name="Google Shape;418;p7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You can define a single column primary key using:</text:span></text:p>
            <text:p text:style-name="P9"><text:span text:style-name="T5"/></text:p>
            <text:p text:style-name="P9"><text:span text:style-name="T5"/></text:p>
            <text:p text:style-name="P9"><text:span text:style-name="T36"/></text:p>
            <text:p text:style-name="P9"><text:span text:style-name="T5">For a multi-column primary key, use:</text:span></text:p>
            <text:p text:style-name="P9"><text:span text:style-name="T5"/></text:p>
          </draw:text-box>
        </draw:frame>
        <draw:custom-shape draw:name="Google Shape;419;p74" draw:style-name="gr53" draw:text-style-name="P24" draw:layer="layout" svg:width="23.087cm" svg:height="2.758cm" svg:x="0.866cm" svg:y="4.662cm">
          <text:p text:style-name="P20"><text:span text:style-name="T35">CREATE TABLE &lt;tablename&gt; (</text:span></text:p>
          <text:p text:style-name="P20"><text:span text:style-name="T35"><text:s text:c="2"/></text:span><text:span text:style-name="T35">&lt;column name&gt; &lt;datatype&gt; PRIMARY KEY,</text:span></text:p>
          <text:p text:style-name="P20"><text:span text:style-name="T35"><text:s text:c="2"/></text:span><text:span text:style-name="T3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74" draw:style-name="gr53" draw:text-style-name="P24" draw:layer="layout" svg:width="23.087cm" svg:height="4.962cm" svg:x="0.866cm" svg:y="8.762cm">
          <text:p text:style-name="P20"><text:span text:style-name="T35">CREATE TABLE &lt;tablename&gt; (</text:span></text:p>
          <text:p text:style-name="P20"><text:span text:style-name="T35"><text:s text:c="2"/></text:span><text:span text:style-name="T35">&lt;pk column 1&gt; &lt;datatype&gt;,</text:span></text:p>
          <text:p text:style-name="P20"><text:span text:style-name="T35"><text:s text:c="2"/></text:span><text:span text:style-name="T35">&lt;pk column 2&gt; &lt;datatype&gt;,</text:span></text:p>
          <text:p text:style-name="P20"><text:span text:style-name="T35"><text:s text:c="2"/></text:span><text:span text:style-name="T35">... ,</text:span></text:p>
          <text:p text:style-name="P20"><text:span text:style-name="T35"><text:s text:c="2"/></text:span><text:span text:style-name="T35">PRIMARY KEY (&lt;pk column 1&gt;, &lt;pk column 2&gt;)</text:span></text:p>
          <text:p text:style-name="P20"><text:span text:style-name="T35"><text:s text:c="2"/></text:span><text:span text:style-name="T3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4;g8ceab6553a_0_146:notes" draw:style-name="gr1" draw:layer="layout" svg:width="16.932cm" svg:height="9.524cm" svg:x="1.059cm" svg:y="1.905cm" draw:page-number="42" presentation:class="page"/>
          <draw:frame draw:name="Google Shape;415;g8ceab6553a_0_146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eign Keys" draw:style-name="dp3" draw:master-page-name="TITLE_5f_AND_5f_BODY" presentation:presentation-page-layout-name="AL2T1">
        <draw:frame draw:name="Google Shape;425;p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eign Keys</text:span></text:p>
          </draw:text-box>
        </draw:frame>
        <draw:frame draw:name="Google Shape;426;p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5">To define a single column foreign key use:</text:span></text:p>
            <text:p text:style-name="P9"><text:span text:style-name="T37"/></text:p>
            <text:p text:style-name="P9"><text:span text:style-name="T15"/></text:p>
            <text:p text:style-name="P9"><text:span text:style-name="T15"/></text:p>
            <text:p text:style-name="P9"><text:span text:style-name="T15">For multi-column foreign keys: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>(see also https://www.postgresql.org/docs/12/tutorial-fk.html)</text:span></text:p>
            <text:p text:style-name="P9"><text:span text:style-name="T5"/></text:p>
          </draw:text-box>
        </draw:frame>
        <draw:custom-shape draw:name="Google Shape;427;p75" draw:style-name="gr53" draw:text-style-name="P24" draw:layer="layout" svg:width="23.087cm" svg:height="2.854cm" svg:x="0.866cm" svg:y="4.532cm">
          <text:p text:style-name="P20"><text:span text:style-name="T35"><text:s text:c="2"/></text:span><text:span text:style-name="T35">cust_id <text:s text:c="6"/>INTEGER NOT NULL REFERENCES customers(id),</text:span></text:p>
          <text:p text:style-name="P20"><text:span text:style-name="T35"><text:s text:c="2"/></text:span><text:span text:style-name="T35">room_no <text:s text:c="6"/>INTEGER REFERENCES rooms(room_no),</text:span></text:p>
          <text:p text:style-name="P20"><text:span text:style-name="T35"><text:s text:c="2"/></text:span><text:span text:style-name="T3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75" draw:style-name="gr53" draw:text-style-name="P24" draw:layer="layout" svg:width="23.087cm" svg:height="4.16cm" svg:x="0.866cm" svg:y="8.531cm">
          <text:p text:style-name="P20"><text:span text:style-name="T35"><text:s text:c="2"/></text:span><text:span text:style-name="T35">inv_id <text:s text:c="7"/>INTEGER,</text:span></text:p>
          <text:p text:style-name="P20"><text:span text:style-name="T35"><text:s text:c="2"/></text:span><text:span text:style-name="T35">item_no <text:s text:c="6"/>INTEGER,</text:span></text:p>
          <text:p text:style-name="P20"><text:span text:style-name="T35"><text:s text:c="2"/></text:span><text:span text:style-name="T35">... </text:span></text:p>
          <text:p text:style-name="P20"><text:span text:style-name="T35"><text:s text:c="2"/></text:span><text:span text:style-name="T35">FOREIGN KEY (inv_id, item_no)</text:span></text:p>
          <text:p text:style-name="P20"><text:span text:style-name="T35"><text:s text:c="4"/></text:span><text:span text:style-name="T35">REFERENCES invoice_items (inv_id, item_n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2;g8ca7952808_0_108:notes" draw:style-name="gr1" draw:layer="layout" svg:width="16.932cm" svg:height="9.524cm" svg:x="1.059cm" svg:y="1.905cm" draw:page-number="43" presentation:class="page"/>
          <draw:frame draw:name="Google Shape;423;g8ca7952808_0_108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eign Keys (continued)" draw:style-name="dp3" draw:master-page-name="TITLE_5f_AND_5f_BODY" presentation:presentation-page-layout-name="AL2T1">
        <draw:frame draw:name="Google Shape;433;p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eign Keys (continued)</text:span></text:p>
          </draw:text-box>
        </draw:frame>
        <draw:frame draw:name="Google Shape;434;p7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When you define a foreign key then the RDBMS:</text:span></text:p>
            <text:list text:style-name="L7">
              <text:list-item>
                <text:p text:style-name="P9"><text:span text:style-name="T5">Won't allow rows with unmatched foreign keys</text:span></text:p>
              </text:list-item>
              <text:list-item>
                <text:p text:style-name="P9"><text:span text:style-name="T5">Won't allow deletion of a row that is referenced (unless </text:span><text:span text:style-name="T5">the ON DELETE clause is used to define a delete action)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5">ON DELETE CASCADE - all referencing rows deleted</text:span></text:p>
                  </text:list-item>
                  <text:list-item>
                    <text:p text:style-name="P9"><text:span text:style-name="T15">ON DELETE SET NULL - FK set to NULL</text:span></text:p>
                  </text:list-item>
                  <text:list-item>
                    <text:p text:style-name="P9"><text:span text:style-name="T15">ON DELETE SET DEFAULT - FK set to default value</text:span></text:p>
                  </text:list-item>
                  <text:list-item>
                    <text:p text:style-name="P9"><text:span text:style-name="T15">ON DELETE RESTRICT - prevent deletion of parent r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30;g8ca7952808_0_114:notes" draw:style-name="gr1" draw:layer="layout" svg:width="16.932cm" svg:height="9.524cm" svg:x="1.059cm" svg:y="1.905cm" draw:page-number="44" presentation:class="page"/>
          <draw:frame draw:name="Google Shape;431;g8ca7952808_0_114:notes" presentation:style-name="pr50" draw:text-style-name="P30" draw:layer="layout" svg:width="15.239cm" svg:height="11.429cm" svg:x="1.905cm" svg:y="12.065cm" presentation:class="notes" presentation:user-transformed="true">
            <draw:text-box>
              <text:p text:style-name="P5"><text:span text:style-name="T38">SE</text:span></text:p>
            </draw:text-box>
          </draw:frame>
        </presentation:notes>
      </draw:page>
      <draw:page draw:name="Exercise:" draw:style-name="dp13" draw:master-page-name="TITLE_5f_AND_5f_BODY" presentation:presentation-page-layout-name="AL2T1">
        <draw:frame draw:name="Google Shape;439;p7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440;p7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Try to delete the customer Mary Saveley. What happens </text:span><text:span text:style-name="T5">and why?</text:span></text:p>
              </text:list-item>
              <text:list-item>
                <text:p text:style-name="P29"><text:span text:style-name="T5">Insert a new room, number 313 as room type 'SUPER </text:span><text:span text:style-name="T5">PREMIER'.</text:span></text:p>
              </text:list-item>
              <text:list-item>
                <text:p text:style-name="P29"><text:span text:style-name="T5">Define primary and foreign keys required by the </text:span><text:span text:style-name="T5">charge_items table</text:span></text:p>
              </text:list-item>
              <text:list-item>
                <text:p text:style-name="P29"><text:span text:style-name="T5">Insert some rows into the charge_items table. <text:s/>You can </text:span><text:span text:style-name="T5">invent the details.</text:span></text:p>
              </text:list-item>
            </text:list>
          </draw:text-box>
        </draw:frame>
        <presentation:notes draw:style-name="dp2">
          <draw:page-thumbnail draw:name="Google Shape;436;g8ca7952808_0_164:notes" draw:style-name="gr1" draw:layer="layout" svg:width="16.932cm" svg:height="9.524cm" svg:x="1.059cm" svg:y="1.905cm" draw:page-number="45" presentation:class="page"/>
          <draw:frame draw:name="Google Shape;437;g8ca7952808_0_164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with NodeJS" draw:style-name="dp3" draw:master-page-name="TITLE_5f_AND_5f_BODY" presentation:presentation-page-layout-name="AL2T1">
        <draw:frame draw:name="Google Shape;445;p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gration with NodeJS</text:span></text:p>
          </draw:text-box>
        </draw:frame>
        <draw:frame draw:name="Google Shape;446;p7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Let's build a new NodeJS application to get customers data</text:span></text:p>
            <text:list text:style-name="L11">
              <text:list-item>
                <text:p text:style-name="P9"><text:span text:style-name="T39">Create a new NodeJS, </text:span><text:span text:style-name="T40">cyf-hotels-api</text:span><text:span text:style-name="T39">, with entry point </text:span><text:span text:style-name="T40">server.js</text:span></text:p>
              </text:list-item>
            </text:list>
            <text:p text:style-name="P31"><text:span text:style-name="T41"/></text:p>
            <text:list text:continue-numbering="true" text:style-name="L11">
              <text:list-item>
                <text:p text:style-name="P9"><text:span text:style-name="T39">Add the express and pg packages:</text:span></text:p>
              </text:list-item>
            </text:list>
            <text:p text:style-name="P31"><text:span text:style-name="T4"/></text:p>
            <text:list text:continue-numbering="true" text:style-name="L11">
              <text:list-item>
                <text:p text:style-name="P9"><text:span text:style-name="T39">Create a server.js file with a basic server (use your text editor)</text:span></text:p>
              </text:list-item>
            </text:list>
          </draw:text-box>
        </draw:frame>
        <draw:custom-shape draw:name="Google Shape;447;p78" draw:style-name="gr3" draw:text-style-name="P24" draw:layer="layout" svg:width="23.16cm" svg:height="1.062cm" svg:x="1.12cm" svg:y="5.7cm">
          <text:p text:style-name="P13"><text:span text:style-name="T24">mkdir cyf-hotels-api &amp;&amp; cd cyf-hotels-api &amp;&amp; npm i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78" draw:style-name="gr3" draw:text-style-name="P24" draw:layer="layout" svg:width="23.16cm" svg:height="1.062cm" svg:x="1.12cm" svg:y="8.029cm">
          <text:p text:style-name="P13"><text:span text:style-name="T24">npm install --save express &amp;&amp; npm install --save 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78" draw:style-name="gr3" draw:text-style-name="P24" draw:layer="layout" svg:width="23.16cm" svg:height="3.584cm" svg:x="1.12cm" svg:y="10.145cm">
          <text:p text:style-name="P13"><text:span text:style-name="T22">const express = require("express");</text:span></text:p>
          <text:p text:style-name="P13"><text:span text:style-name="T22">const app = express();</text:span></text:p>
          <text:p text:style-name="P13"><text:span text:style-name="T22">app.listen(3000, function() {</text:span></text:p>
          <text:p text:style-name="P13"><text:span text:style-name="T22"><text:tab/></text:span><text:span text:style-name="T22">console.log("Server is listening on port 3000.");</text:span></text:p>
          <text:p text:style-name="P13"><text:span text:style-name="T22">}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2;g8d9ed5a7ff_1_0:notes" draw:style-name="gr1" draw:layer="layout" svg:width="16.932cm" svg:height="9.524cm" svg:x="1.059cm" svg:y="1.905cm" draw:page-number="46" presentation:class="page"/>
          <draw:frame draw:name="Google Shape;443;g8d9ed5a7ff_1_0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 the 'pg' Library" draw:style-name="dp3" draw:master-page-name="TITLE_5f_AND_5f_BODY" presentation:presentation-page-layout-name="AL2T1">
        <draw:frame draw:name="Google Shape;454;p7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mport the 'pg' Library</text:span></text:p>
          </draw:text-box>
        </draw:frame>
        <draw:frame draw:name="Google Shape;455;p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Import pg and set up the db connection. Edit your server.js </text:span><text:span text:style-name="T5">file to include:</text:span></text:p>
            <text:p text:style-name="P9"><text:span text:style-name="T5"/></text:p>
          </draw:text-box>
        </draw:frame>
        <draw:custom-shape draw:name="Google Shape;456;p79" draw:style-name="gr3" draw:text-style-name="P24" draw:layer="layout" svg:width="23.16cm" svg:height="7.001cm" svg:x="1.12cm" svg:y="5.69cm">
          <text:p text:style-name="P13"><text:span text:style-name="T42">const { Pool } = require("pg");</text:span></text:p>
          <text:p text:style-name="P13"><text:span text:style-name="T42"/></text:p>
          <text:p text:style-name="P13"><text:span text:style-name="T42">const db = new Pool({</text:span></text:p>
          <text:p text:style-name="P13"><text:span text:style-name="T42"><text:s text:c="4"/></text:span><text:span text:style-name="T42">user: 'keith',</text:span></text:p>
          <text:p text:style-name="P13"><text:span text:style-name="T42"><text:tab/></text:span><text:span text:style-name="T42">host: 'localhost',</text:span></text:p>
          <text:p text:style-name="P13"><text:span text:style-name="T42"><text:tab/></text:span><text:span text:style-name="T42">database: 'cyf_hotel',</text:span></text:p>
          <text:p text:style-name="P13"><text:span text:style-name="T42"><text:tab/></text:span><text:span text:style-name="T42">password: '******',</text:span></text:p>
          <text:p text:style-name="P13"><text:span text:style-name="T42"><text:tab/></text:span><text:span text:style-name="T42">port: 5432</text:span></text:p>
          <text:p text:style-name="P13"><text:span text:style-name="T42">});</text:span></text:p>
          <text:p text:style-name="P13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g8d9ed5a7ff_1_9:notes" draw:style-name="gr1" draw:layer="layout" svg:width="16.932cm" svg:height="9.524cm" svg:x="1.059cm" svg:y="1.905cm" draw:page-number="47" presentation:class="page"/>
          <draw:frame draw:name="Google Shape;452;g8d9ed5a7ff_1_9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New Endpoint" draw:style-name="dp3" draw:master-page-name="TITLE_5f_AND_5f_BODY" presentation:presentation-page-layout-name="AL2T1">
        <draw:frame draw:name="Google Shape;461;p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e a New Endpoint</text:span></text:p>
          </draw:text-box>
        </draw:frame>
        <draw:frame draw:name="Google Shape;462;p8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An endpoint to retrieve details of all customers:</text:span></text:p>
            <text:p text:style-name="P9"><text:span text:style-name="T4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Notes:</text:span></text:p>
            <text:list text:style-name="L12">
              <text:list-item>
                <text:p text:style-name="P9"><text:span text:style-name="T43">No semicolon to end the SQL!</text:span></text:p>
              </text:list-item>
              <text:list-item>
                <text:p text:style-name="P9"><text:span text:style-name="T37">The result parameter from the db.query callback holds the query results</text:span></text:p>
              </text:list-item>
            </text:list>
          </draw:text-box>
        </draw:frame>
        <draw:custom-shape draw:name="Google Shape;463;p80" draw:style-name="gr3" draw:text-style-name="P24" draw:layer="layout" svg:width="23.16cm" svg:height="5.401cm" svg:x="1.12cm" svg:y="4.706cm">
          <text:p text:style-name="P13"><text:span text:style-name="T42">app.get("/customers", function(req, res) {</text:span></text:p>
          <text:p text:style-name="P13"><text:span text:style-name="T42"><text:s text:c="2"/></text:span><text:span text:style-name="T42">db.query("SELECT id, name, city, phone FROM customers",</text:span></text:p>
          <text:p text:style-name="P13"><text:span text:style-name="T42"><text:s text:c="4"/></text:span><text:span text:style-name="T42">(error, result) =&gt; {</text:span></text:p>
          <text:p text:style-name="P13"><text:span text:style-name="T42"><text:s text:c="6"/></text:span><text:span text:style-name="T42">console.log(result)</text:span></text:p>
          <text:p text:style-name="P13"><text:span text:style-name="T42"><text:s text:c="6"/></text:span><text:span text:style-name="T42">res.json(result.rows);</text:span></text:p>
          <text:p text:style-name="P13"><text:span text:style-name="T42"><text:s text:c="2"/></text:span><text:span text:style-name="T42">});</text:span></text:p>
          <text:p text:style-name="P13"><text:span text:style-name="T42">});</text:span></text:p>
          <text:p text:style-name="P13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80" draw:style-name="gr54" draw:text-style-name="P32" draw:layer="layout" svg:width="0.819cm" svg:height="7.911cm" draw:transform="rotate (-0.927467964509786) translate (18.312cm 5.917cm)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inimum="0" draw:handle-range-y-maximum="?f1" draw:handle-position="0 ?f5"/>
          </draw:enhanced-geometry>
        </draw:custom-shape>
        <presentation:notes draw:style-name="dp2">
          <draw:page-thumbnail draw:name="Google Shape;458;g8d9ed5a7ff_1_15:notes" draw:style-name="gr1" draw:layer="layout" svg:width="16.932cm" svg:height="9.524cm" svg:x="1.059cm" svg:y="1.905cm" draw:page-number="48" presentation:class="page"/>
          <draw:frame draw:name="Google Shape;459;g8d9ed5a7ff_1_15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4" draw:master-page-name="TITLE_5f_AND_5f_BODY" presentation:presentation-page-layout-name="AL2T1">
        <draw:frame draw:name="Google Shape;469;p8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:</text:span></text:p>
          </draw:text-box>
        </draw:frame>
        <draw:frame draw:name="Google Shape;470;p8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Build the NodeJS application to retrieve customers</text:span></text:p>
            <text:list text:style-name="L5">
              <text:list-item>
                <text:p text:style-name="P9"><text:span text:style-name="T5">Create the directory, cyf-hotels-api and initialise it</text:span></text:p>
              </text:list-item>
              <text:list-item>
                <text:p text:style-name="P9"><text:span text:style-name="T5">Import the express and pg packages using npm</text:span></text:p>
              </text:list-item>
              <text:list-item>
                <text:p text:style-name="P9"><text:span text:style-name="T5">Create the </text:span><text:span text:style-name="T44"><text:s/></text:span><text:span text:style-name="T45">server.js </text:span><text:span text:style-name="T26"><text:s text:c="2"/>file with a basic server</text:span></text:p>
              </text:list-item>
              <text:list-item>
                <text:p text:style-name="P9"><text:span text:style-name="T26">Configure server.js to use postgres and connect to your </text:span><text:span text:style-name="T26">database</text:span></text:p>
              </text:list-item>
              <text:list-item>
                <text:p text:style-name="P9"><text:span text:style-name="T26">Create an endpoint to retrieve details of all customers</text:span></text:p>
              </text:list-item>
              <text:list-item>
                <text:p text:style-name="P9"><text:span text:style-name="T26">Test the endpoint in your browser</text:span></text:p>
              </text:list-item>
            </text:list>
          </draw:text-box>
        </draw:frame>
        <presentation:notes draw:style-name="dp2">
          <draw:page-thumbnail draw:name="Google Shape;466;g8d9ed5a7ff_1_26:notes" draw:style-name="gr1" draw:layer="layout" svg:width="16.932cm" svg:height="9.524cm" svg:x="1.059cm" svg:y="1.905cm" draw:page-number="49" presentation:class="page"/>
          <draw:frame draw:name="Google Shape;467;g8d9ed5a7ff_1_26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3" draw:master-page-name="TITLE_5f_AND_5f_BODY" presentation:presentation-page-layout-name="AL2T1">
        <draw:frame draw:name="Google Shape;475;p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476;p8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I</text:span><text:span text:style-name="T5">n this lesson you have learned how to:</text:span></text:p>
            <text:list text:style-name="L7">
              <text:list-item>
                <text:p text:style-name="P9"><text:span text:style-name="T5">Aggregate data over multiple rows and use aggregate </text:span><text:span text:style-name="T5">values to restrict the results</text:span></text:p>
              </text:list-item>
              <text:list-item>
                <text:p text:style-name="P9"><text:span text:style-name="T5">Combine rows from different tables using JOIN</text:span></text:p>
              </text:list-item>
              <text:list-item>
                <text:p text:style-name="P9"><text:span text:style-name="T5">Insert new rows, update existing rows and delete </text:span><text:span text:style-name="T5">unwanted rows</text:span></text:p>
              </text:list-item>
              <text:list-item>
                <text:p text:style-name="P9"><text:span text:style-name="T5">Create a table with primary and foreign keys</text:span></text:p>
              </text:list-item>
              <text:list-item>
                <text:p text:style-name="P9"><text:span text:style-name="T5">Use SQL in a NodeJS endpoint to retrieve data</text:span></text:p>
              </text:list-item>
            </text:list>
          </draw:text-box>
        </draw:frame>
        <presentation:notes draw:style-name="dp2">
          <draw:page-thumbnail draw:name="Google Shape;472;g45dd6b197a_0_1:notes" draw:style-name="gr1" draw:layer="layout" svg:width="16.932cm" svg:height="9.524cm" svg:x="1.059cm" svg:y="1.905cm" draw:page-number="50" presentation:class="page"/>
          <draw:frame draw:name="Google Shape;473;g45dd6b197a_0_1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3" draw:master-page-name="TITLE_5f_AND_5f_BODY" presentation:presentation-page-layout-name="AL2T1">
        <draw:frame draw:name="Google Shape;481;p8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mework</text:span></text:p>
          </draw:text-box>
        </draw:frame>
        <draw:frame draw:name="Google Shape;482;p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7"><text:span text:style-name="T46">If you haven't yet completed all the exercises from this lesson then </text:span><text:span text:style-name="T46">please do that first.</text:span></text:p>
              </text:list-item>
              <text:list-item>
                <text:p text:style-name="P33"><text:span text:style-name="T46">Follow the Setup instructions in the homework for week 2 to create and </text:span><text:span text:style-name="T46">initialise the cyf_ecommerce database.</text:span></text:p>
              </text:list-item>
              <text:list-item>
                <text:p text:style-name="P33"><text:span text:style-name="T46">Complete the tasks given in the homework, copying your SQL solutions </text:span><text:span text:style-name="T46">into the file then submit these using a pull request to the parent </text:span><text:span text:style-name="T46">repository.</text:span></text:p>
              </text:list-item>
            </text:list>
          </draw:text-box>
        </draw:frame>
        <presentation:notes draw:style-name="dp2">
          <draw:page-thumbnail draw:name="Google Shape;478;g45dd6b197a_0_14:notes" draw:style-name="gr1" draw:layer="layout" svg:width="16.932cm" svg:height="9.524cm" svg:x="1.059cm" svg:y="1.905cm" draw:page-number="51" presentation:class="page"/>
          <draw:frame draw:name="Google Shape;479;g45dd6b197a_0_14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of Lesson" draw:style-name="dp3" draw:master-page-name="SECTION_5f_HEADER">
        <draw:frame draw:name="Google Shape;487;p84" presentation:style-name="pr58" draw:text-style-name="P34" draw:layer="layout" svg:width="23.667cm" svg:height="2.337cm" svg:x="0.866cm" svg:y="5.975cm" presentation:class="title" presentation:user-transformed="true">
          <draw:text-box>
            <text:p text:style-name="P1"><text:span text:style-name="T47">End of Lesson</text:span></text:p>
          </draw:text-box>
        </draw:frame>
        <presentation:notes draw:style-name="dp2">
          <draw:page-thumbnail draw:name="Google Shape;484;g3dabb08f66_2_133:notes" draw:style-name="gr1" draw:layer="layout" svg:width="16.932cm" svg:height="9.524cm" svg:x="1.059cm" svg:y="1.905cm" draw:page-number="52" presentation:class="page"/>
          <draw:frame draw:name="Google Shape;485;g3dabb08f66_2_133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dfe9fb" draw:end-color="#6e9be7" draw:start-intensity="100%" draw:end-intensity="100%" draw:angle="225deg" draw:border="0%"/>
    <draw:gradient draw:name="msFillGradient_20_10" draw:display-name="msFillGradient 10" draw:style="linear" draw:start-color="#fff6db" draw:end-color="#fad25c" draw:start-intensity="100%" draw:end-intensity="100%" draw:angle="225deg" draw:border="0%"/>
    <draw:gradient draw:name="msFillGradient_20_11" draw:display-name="msFillGradient 11" draw:style="linear" draw:start-color="#fff6db" draw:end-color="#fad25c" draw:start-intensity="100%" draw:end-intensity="100%" draw:angle="225deg" draw:border="0%"/>
    <draw:gradient draw:name="msFillGradient_20_12" draw:display-name="msFillGradient 12" draw:style="linear" draw:start-color="#fff6db" draw:end-color="#fad25c" draw:start-intensity="100%" draw:end-intensity="100%" draw:angle="225deg" draw:border="0%"/>
    <draw:gradient draw:name="msFillGradient_20_13" draw:display-name="msFillGradient 13" draw:style="linear" draw:start-color="#fff6db" draw:end-color="#fad25c" draw:start-intensity="100%" draw:end-intensity="100%" draw:angle="225deg" draw:border="0%"/>
    <draw:gradient draw:name="msFillGradient_20_14" draw:display-name="msFillGradient 14" draw:style="linear" draw:start-color="#fff6db" draw:end-color="#fad25c" draw:start-intensity="100%" draw:end-intensity="100%" draw:angle="225deg" draw:border="0%"/>
    <draw:gradient draw:name="msFillGradient_20_15" draw:display-name="msFillGradient 15" draw:style="linear" draw:start-color="#dfe9fb" draw:end-color="#6e9be7" draw:start-intensity="100%" draw:end-intensity="100%" draw:angle="225deg" draw:border="0%"/>
    <draw:gradient draw:name="msFillGradient_20_2" draw:display-name="msFillGradient 2" draw:style="linear" draw:start-color="#dfe9fb" draw:end-color="#6e9be7" draw:start-intensity="100%" draw:end-intensity="100%" draw:angle="225deg" draw:border="0%"/>
    <draw:gradient draw:name="msFillGradient_20_3" draw:display-name="msFillGradient 3" draw:style="linear" draw:start-color="#dfe9fb" draw:end-color="#6e9be7" draw:start-intensity="100%" draw:end-intensity="100%" draw:angle="225deg" draw:border="0%"/>
    <draw:gradient draw:name="msFillGradient_20_4" draw:display-name="msFillGradient 4" draw:style="linear" draw:start-color="#fff6db" draw:end-color="#fad25c" draw:start-intensity="100%" draw:end-intensity="100%" draw:angle="225deg" draw:border="0%"/>
    <draw:gradient draw:name="msFillGradient_20_5" draw:display-name="msFillGradient 5" draw:style="linear" draw:start-color="#fff6db" draw:end-color="#fad25c" draw:start-intensity="100%" draw:end-intensity="100%" draw:angle="225deg" draw:border="0%"/>
    <draw:gradient draw:name="msFillGradient_20_6" draw:display-name="msFillGradient 6" draw:style="linear" draw:start-color="#fff6db" draw:end-color="#fad25c" draw:start-intensity="100%" draw:end-intensity="100%" draw:angle="225deg" draw:border="0%"/>
    <draw:gradient draw:name="msFillGradient_20_7" draw:display-name="msFillGradient 7" draw:style="linear" draw:start-color="#fff6db" draw:end-color="#fad25c" draw:start-intensity="100%" draw:end-intensity="100%" draw:angle="225deg" draw:border="0%"/>
    <draw:gradient draw:name="msFillGradient_20_8" draw:display-name="msFillGradient 8" draw:style="linear" draw:start-color="#fff6db" draw:end-color="#fad25c" draw:start-intensity="100%" draw:end-intensity="100%" draw:angle="225deg" draw:border="0%"/>
    <draw:gradient draw:name="msFillGradient_20_9" draw:display-name="msFillGradient 9" draw:style="linear" draw:start-color="#fff6db" draw:end-color="#fad25c" draw:start-intensity="100%" draw:end-intensity="100%" draw:angle="225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gradient" draw:fill-gradient-name="msFillGradient_20_9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gradient" draw:fill-gradient-name="msFillGradient_20_15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9"/>
    </style:style>
    <style:style style:name="Mdp4" style:family="drawing-page">
      <style:drawing-page-properties draw:background-size="border" draw:fill="gradient" draw:fill-gradient-name="msFillGradient_20_1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0;p26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02;p26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07;p28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08;p2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09;p28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3">
      <draw:frame draw:name="Google Shape;62;p16" presentation:style-name="simple-light-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3;p16" presentation:style-name="simple-light-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4;p16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4">
      <draw:frame draw:name="Google Shape;104;p27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05;p27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04T15:52:29.619476791</dc:date>
    <meta:editing-duration>PT23H18M50S</meta:editing-duration>
    <meta:editing-cycles>3</meta:editing-cycles>
    <meta:generator>LibreOffice/7.3.7.2$Linux_X86_64 LibreOffice_project/30$Build-2</meta:generator>
    <meta:document-statistic meta:object-count="369"/>
  </office:meta>
</office:document-meta>
</file>